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imbusRoman" svg:font-family="NimbusRoman"/>
    <style:font-face style:name="OpenSymbol" svg:font-family="OpenSymbol"/>
    <style:font-face style:name="TimesNewRoman1" svg:font-family="TimesNewRoman"/>
    <style:font-face style:name="DejaVu Sans1" svg:font-family="'DejaVu Sans'" style:font-pitch="variable"/>
    <style:font-face style:name="Liberation Serif"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ff8c00" svg:stroke-opacity="10%" draw:stroke-linejoin="round" svg:stroke-linecap="butt" draw:fill="solid" draw:fill-color="#ff8c00" draw:opacity="10%" fo:padding-top="0.017cm" fo:padding-bottom="0.017cm" fo:padding-left="0.017cm" fo:padding-right="0.017cm"/>
    </style:style>
    <style:style style:name="gr3" style:family="graphic" style:parent-style-name="standard">
      <style:graphic-properties draw:stroke="solid" svg:stroke-width="0.035cm" svg:stroke-color="#006400" svg:stroke-opacity="10%" draw:stroke-linejoin="round" svg:stroke-linecap="butt" draw:fill="solid" draw:fill-color="#006400" draw:opacity="10%" fo:padding-top="0.017cm" fo:padding-bottom="0.017cm" fo:padding-left="0.017cm" fo:padding-right="0.017cm"/>
    </style:style>
    <style:style style:name="gr4" style:family="graphic" style:parent-style-name="standard">
      <style:graphic-properties draw:stroke="solid" svg:stroke-width="0.035cm" svg:stroke-color="#8b0000" svg:stroke-opacity="10%" draw:stroke-linejoin="round" svg:stroke-linecap="butt" draw:fill="solid" draw:fill-color="#8b0000" draw:opacity="10%" fo:padding-top="0.017cm" fo:padding-bottom="0.017cm" fo:padding-left="0.017cm" fo:padding-right="0.017cm"/>
    </style:style>
    <style:style style:name="gr5" style:family="graphic" style:parent-style-name="standard">
      <style:graphic-properties draw:stroke="solid" svg:stroke-width="0.035cm" svg:stroke-color="#0000ff" svg:stroke-opacity="10%" draw:stroke-linejoin="round" svg:stroke-linecap="butt" draw:fill="solid" draw:fill-color="#0000ff" draw:opacity="10%" fo:padding-top="0.017cm" fo:padding-bottom="0.017cm" fo:padding-left="0.017cm" fo:padding-right="0.017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8"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9" style:family="graphic" style:parent-style-name="standard">
      <style:graphic-properties draw:stroke="solid" svg:stroke-width="0.07cm" svg:stroke-color="#ff8c00" draw:stroke-linejoin="round" svg:stroke-linecap="square" draw:fill="none" fo:padding-top="0.035cm" fo:padding-bottom="0.035cm" fo:padding-left="0.035cm" fo:padding-right="0.035cm"/>
    </style:style>
    <style:style style:name="gr10" style:family="graphic" style:parent-style-name="standard">
      <style:graphic-properties draw:stroke="dash" draw:stroke-dash="stroke-dash32" svg:stroke-width="0.035cm" svg:stroke-color="#006400" draw:stroke-linejoin="round" svg:stroke-linecap="butt" draw:fill="none" fo:padding-top="0.017cm" fo:padding-bottom="0.017cm" fo:padding-left="0.017cm" fo:padding-right="0.017cm"/>
    </style:style>
    <style:style style:name="gr11" style:family="graphic" style:parent-style-name="standard">
      <style:graphic-properties draw:stroke="dash" draw:stroke-dash="stroke-dash32" svg:stroke-width="0.035cm" svg:stroke-color="#8b0000" draw:stroke-linejoin="round" svg:stroke-linecap="butt" draw:fill="none" fo:padding-top="0.017cm" fo:padding-bottom="0.017cm" fo:padding-left="0.017cm" fo:padding-right="0.017cm"/>
    </style:style>
    <style:style style:name="gr12" style:family="graphic" style:parent-style-name="standard">
      <style:graphic-properties draw:stroke="dash" draw:stroke-dash="stroke-dash32" svg:stroke-width="0.035cm" svg:stroke-color="#0000ff" draw:stroke-linejoin="round" svg:stroke-linecap="butt" draw:fill="none" fo:padding-top="0.017cm" fo:padding-bottom="0.017cm" fo:padding-left="0.017cm" fo:padding-right="0.017cm"/>
    </style:style>
    <style:style style:name="gr13"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4"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gr15" style:family="graphic" style:parent-style-name="standard">
      <style:graphic-properties draw:stroke="dash" draw:stroke-dash="stroke-dash34" svg:stroke-width="0.035cm" svg:stroke-color="#006400" draw:stroke-linejoin="round" svg:stroke-linecap="butt" draw:fill="none" fo:padding-top="0.017cm" fo:padding-bottom="0.017cm" fo:padding-left="0.017cm" fo:padding-right="0.017cm"/>
    </style:style>
    <style:style style:name="gr16"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17" style:family="graphic" style:parent-style-name="standard">
      <style:graphic-properties draw:stroke="dash" draw:stroke-dash="stroke-dash34" svg:stroke-width="0.035cm" svg:stroke-color="#8b0000" draw:stroke-linejoin="round" svg:stroke-linecap="butt" draw:fill="none" fo:padding-top="0.017cm" fo:padding-bottom="0.017cm" fo:padding-left="0.017cm" fo:padding-right="0.017cm"/>
    </style:style>
    <style:style style:name="gr18" style:family="graphic" style:parent-style-name="standard">
      <style:graphic-properties draw:stroke="dash" draw:stroke-dash="stroke-dash34" svg:stroke-width="0.035cm" svg:stroke-color="#0000ff" draw:stroke-linejoin="round" svg:stroke-linecap="butt" draw:fill="none" fo:padding-top="0.017cm" fo:padding-bottom="0.017cm" fo:padding-left="0.017cm" fo:padding-right="0.017cm"/>
    </style:style>
    <style:style style:name="gr19" style:family="graphic" style:parent-style-name="standard">
      <style:graphic-properties draw:stroke="none" draw:fill="none" draw:textarea-horizontal-align="left" draw:textarea-vertical-align="top" draw:auto-grow-height="true" draw:auto-grow-width="true" fo:min-height="0.708cm" fo:min-width="0.395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24cm" fo:min-width="0.534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424cm" fo:min-width="0.19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736cm" fo:min-width="0.736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44cm" fo:min-width="0.44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ff8c00" draw:opacity="10%"/>
    </style:style>
    <style:style style:name="P3" style:family="paragraph">
      <loext:graphic-properties draw:fill="solid" draw:fill-color="#006400" draw:opacity="10%"/>
    </style:style>
    <style:style style:name="P4" style:family="paragraph">
      <loext:graphic-properties draw:fill="solid" draw:fill-color="#8b0000" draw:opacity="10%"/>
    </style:style>
    <style:style style:name="P5" style:family="paragraph">
      <loext:graphic-properties draw:fill="solid" draw:fill-color="#0000ff" draw:opacity="10%"/>
    </style:style>
    <style:style style:name="P6" style:family="paragraph">
      <loext:graphic-properties draw:fill="solid" draw:fill-color="#000000"/>
    </style:style>
    <style:style style:name="P7" style:family="paragraph">
      <loext:graphic-properties draw:fill="none"/>
    </style:style>
    <style:style style:name="P8" style:family="paragraph">
      <style:paragraph-properties fo:text-align="start" style:writing-mode="lr-tb"/>
    </style:style>
    <style:style style:name="P9" style:family="paragraph">
      <loext:graphic-properties draw:fill="none"/>
      <style:text-properties fo:font-size="16pt" style:font-size-asian="16pt" style:font-size-complex="16pt"/>
    </style:style>
    <style:style style:name="P10" style:family="paragraph">
      <loext:graphic-properties draw:fill="none"/>
      <style:text-properties fo:font-size="22pt" style:font-size-asian="22pt" style:font-size-complex="22pt"/>
    </style:style>
    <style:style style:name="P11" style:family="paragraph">
      <loext:graphic-properties draw:fill="none"/>
      <style:text-properties fo:font-size="20pt" style:font-size-asian="20pt" style:font-size-complex="20pt"/>
    </style:style>
    <style:style style:name="P12" style:family="paragraph">
      <style:paragraph-properties fo:text-align="start" style:writing-mode="lr-tb"/>
      <style:text-properties fo:font-size="20pt" style:font-size-asian="20pt" style:font-size-complex="20pt"/>
    </style:style>
    <style:style style:name="P13" style:family="paragraph">
      <loext:graphic-properties draw:fill="none"/>
      <style:paragraph-properties fo:text-align="start" style:writing-mode="lr-tb"/>
      <style:text-properties fo:font-size="20pt" style:font-size-asian="20pt" style:font-size-complex="20pt"/>
    </style:style>
    <style:style style:name="P14" style:family="paragraph">
      <style:paragraph-properties fo:text-align="start" style:writing-mode="lr-tb"/>
      <style:text-properties fo:font-size="12pt" fo:font-style="italic" style:font-size-asian="12pt" style:font-size-complex="12pt"/>
    </style:style>
    <style:style style:name="P15" style:family="paragraph">
      <loext:graphic-properties draw:fill="none"/>
      <style:paragraph-properties fo:text-align="start" style:writing-mode="lr-tb"/>
      <style:text-properties style:text-position="33% 58%" style:font-name="Times New Roman" fo:font-size="12pt" fo:font-style="italic" style:font-size-asian="12pt" style:font-size-complex="12pt"/>
    </style:style>
    <style:style style:name="P16" style:family="paragraph">
      <style:paragraph-properties fo:text-align="start" style:writing-mode="lr-tb"/>
      <style:text-properties fo:font-size="12pt" fo:font-style="italic"/>
    </style:style>
    <style:style style:name="P17" style:family="paragraph">
      <loext:graphic-properties draw:fill="none"/>
      <style:paragraph-properties fo:text-align="start" style:writing-mode="lr-tb"/>
      <style:text-properties fo:font-size="12pt" fo:font-style="italic" style:font-size-asian="28pt" style:font-size-complex="28pt"/>
    </style:style>
    <style:style style:name="P18" style:family="paragraph">
      <style:paragraph-properties fo:text-align="start" style:writing-mode="lr-tb"/>
      <style:text-properties fo:font-style="italic" style:font-style-asian="italic" style:font-style-complex="italic"/>
    </style:style>
    <style:style style:name="P19" style:family="paragraph">
      <loext:graphic-properties draw:fill="none"/>
      <style:text-properties fo:font-size="20.8999996185303pt" fo:font-style="italic" style:font-size-asian="20.8999996185303pt" style:font-style-asian="italic" style:font-size-complex="20.8999996185303pt" style:font-style-complex="italic"/>
    </style:style>
    <style:style style:name="P20" style:family="paragraph">
      <loext:graphic-properties draw:fill="none"/>
      <style:text-properties fo:font-size="12.5pt" style:font-size-asian="12.5pt" style:font-size-complex="12.5pt"/>
    </style:style>
    <style:style style:name="P21" style:family="paragraph">
      <loext:graphic-properties draw:fill="none"/>
      <style:text-properties fo:font-size="20.8999996185303pt" style:font-size-asian="20.8999996185303pt" style:font-size-complex="20.8999996185303pt"/>
    </style:style>
    <style:style style:name="P22" style:family="paragraph">
      <style:paragraph-properties fo:text-align="start" style:writing-mode="lr-tb"/>
      <style:text-properties fo:font-weight="bold" style:font-weight-asian="bold" style:font-weight-complex="bold"/>
    </style:style>
    <style:style style:name="P23" style:family="paragraph">
      <loext:graphic-properties draw:fill="none"/>
      <style:text-properties fo:font-size="20.8999996185303pt" fo:font-weight="bold" style:font-size-asian="20.8999996185303pt" style:font-weight-asian="bold" style:font-size-complex="20.8999996185303pt" style:font-weight-complex="bold"/>
    </style:style>
    <style:style style:name="P24" style:family="paragraph">
      <style:paragraph-properties fo:text-align="start" style:writing-mode="lr-tb"/>
      <style:text-properties fo:font-size="18pt" fo:font-style="italic"/>
    </style:style>
    <style:style style:name="P25" style:family="paragraph">
      <loext:graphic-properties draw:fill="none"/>
      <style:paragraph-properties fo:text-align="start" style:writing-mode="lr-tb"/>
      <style:text-properties fo:font-size="18pt" fo:font-style="italic" style:font-size-asian="12.5pt" style:font-size-complex="12.5pt"/>
    </style:style>
    <style:style style:name="T1" style:family="text">
      <style:text-properties fo:color="#000000" style:font-name="TimesNewRoman1" fo:font-size="16pt" style:font-size-asian="16pt" style:font-name-complex="TimesNewRoman1" style:font-size-complex="16pt"/>
    </style:style>
    <style:style style:name="T2" style:family="text">
      <style:text-properties fo:color="#000000" style:font-name="TimesNewRoman1" fo:font-size="22pt" style:font-size-asian="22pt" style:font-name-complex="TimesNewRoman1" style:font-size-complex="22pt"/>
    </style:style>
    <style:style style:name="T3" style:family="text">
      <style:text-properties fo:color="#000000" style:font-name="TimesNewRoman1" fo:font-size="20pt" style:font-size-asian="20pt" style:font-name-complex="TimesNewRoman1" style:font-size-complex="20pt"/>
    </style:style>
    <style:style style:name="T4" style:family="text">
      <style:text-properties fo:color="#000000" style:font-name="TimesNewRoman1" fo:font-size="20pt" fo:font-weight="bold" style:font-size-asian="20pt" style:font-weight-asian="bold" style:font-name-complex="TimesNewRoman1" style:font-size-complex="20pt" style:font-weight-complex="bold"/>
    </style:style>
    <style:style style:name="T5" style:family="text">
      <style:text-properties fo:color="#000000" style:font-name="NimbusRoman" fo:font-size="20pt" fo:font-weight="bold" style:font-size-asian="20pt" style:font-name-complex="NimbusRoman" style:font-size-complex="20pt" style:font-weight-complex="bold"/>
    </style:style>
    <style:style style:name="T6" style:family="text">
      <style:text-properties fo:color="#000000" style:font-name="NimbusRoman" fo:font-size="12pt" style:font-size-asian="12pt" style:font-name-complex="NimbusRoman" style:font-size-complex="12pt"/>
    </style:style>
    <style:style style:name="T7" style:family="text">
      <style:text-properties fo:color="#000000" style:font-name="NimbusRoman" style:font-size-asian="28pt" style:font-name-complex="NimbusRoman" style:font-size-complex="28pt"/>
    </style:style>
    <style:style style:name="T8" style:family="text">
      <style:text-properties fo:color="#000000" style:font-name="NimbusRoman" fo:font-size="20.8999996185303pt" fo:font-style="italic" style:font-size-asian="20.8999996185303pt" style:font-style-asian="italic" style:font-name-complex="NimbusRoman" style:font-size-complex="20.8999996185303pt" style:font-style-complex="italic"/>
    </style:style>
    <style:style style:name="T9" style:family="text">
      <style:text-properties fo:color="#000000" style:font-name="OpenSymbol" fo:font-size="12.5pt" style:font-size-asian="12.5pt" style:font-name-complex="OpenSymbol" style:font-size-complex="12.5pt"/>
    </style:style>
    <style:style style:name="T10" style:family="text">
      <style:text-properties fo:color="#000000" style:font-name="OpenSymbol" fo:font-size="20.8999996185303pt" style:font-size-asian="20.8999996185303pt" style:font-name-complex="OpenSymbol" style:font-size-complex="20.8999996185303pt"/>
    </style:style>
    <style:style style:name="T11" style:family="text">
      <style:text-properties fo:color="#000000" style:font-name="NimbusRoman" fo:font-size="20.8999996185303pt" fo:font-weight="bold" style:font-size-asian="20.8999996185303pt" style:font-weight-asian="bold" style:font-name-complex="NimbusRoman" style:font-size-complex="20.8999996185303pt" style:font-weight-complex="bold"/>
    </style:style>
    <style:style style:name="T12" style:family="text">
      <style:text-properties fo:color="#000000" style:font-name="NimbusRoman" style:font-size-asian="12.5pt" style:font-name-complex="NimbusRoman" style:font-size-complex="1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8.423cm" svg:height="6.009cm" svg:x="2.054cm" svg:y="1.004cm" svg:viewBox="0 0 8424 6010" draw:points="0,6010 8424,6010 8424,0 0,0">
          <text:p/>
        </draw:polygon>
        <draw:polygon draw:style-name="gr2" draw:text-style-name="P2" draw:layer="layout" svg:width="7.658cm" svg:height="6.099cm" svg:x="2.437cm" svg:y="0.978cm" svg:viewBox="0 0 7659 6100" draw:points="0,662 0,1571 273,973 547,832 820,723 1094,701 1367,723 1642,719 1915,845 2189,943 2462,959 2736,1023 3009,1187 3283,1688 3556,1613 3830,2855 4103,3284 4377,5266 4650,5718 4924,5522 5197,5614 5471,5751 5744,4659 6018,6095 6291,6095 6565,6100 6838,6036 7112,6036 7385,6036 7659,6036 7385,6036 7112,6036 6838,6036 6565,5778 6291,5881 6018,5905 5744,3525 5471,5117 5197,5107 4924,4894 4650,5163 4377,4498 4103,1950 3830,1528 3556,728 3283,642 3009,342 2736,202 2462,114 2189,87 1915,199 1642,0 1367,26 1094,43 820,46 547,42 273,142">
          <text:p/>
        </draw:polygon>
        <draw:polygon draw:style-name="gr3" draw:text-style-name="P3" draw:layer="layout" svg:width="7.658cm" svg:height="6.091cm" svg:x="2.437cm" svg:y="0.992cm" svg:viewBox="0 0 7659 6092" draw:points="0,1506 0,2921 273,1828 547,1445 820,941 1094,853 1367,871 1642,777 1915,821 2189,701 2462,879 2736,886 3009,1195 3283,1686 3556,1844 3830,3602 4103,4027 4377,5954 4650,6092 4924,6091 5197,6077 5471,6070 5744,6070 6018,6022 6291,6022 6565,6022 6838,6022 7112,6022 7385,6022 7659,6022 7385,6022 7112,6022 6838,6022 6565,6022 6291,6022 6018,6022 5744,5950 5471,5950 5197,5817 4924,5690 4650,5632 4377,5190 4103,2703 3830,2286 3556,593 3283,463 3009,0 2736,12 2462,38 2189,44 1915,31 1642,28 1367,79 1094,110 820,129 547,500 273,920">
          <text:p/>
        </draw:polygon>
        <draw:polygon draw:style-name="gr4" draw:text-style-name="P4" draw:layer="layout" svg:width="7.658cm" svg:height="4.508cm" svg:x="2.437cm" svg:y="2.634cm" svg:viewBox="0 0 7659 4509" draw:points="0,3372 0,4321 273,3252 547,1903 820,2496 1094,2955 1367,1579 1642,2742 1915,3615 2189,3509 2462,4107 2736,4383 3009,4453 3283,4509 3556,4482 3830,4440 4103,4432 4377,4380 4650,4380 4924,4380 5197,4380 5471,4380 5744,4380 6018,4380 6291,4380 6565,4380 6838,4380 7112,4380 7385,4380 7659,4380 7385,4380 7112,4380 6838,4380 6565,4380 6291,4380 6018,4380 5744,4380 5471,4380 5197,4380 4924,4380 4650,4380 4377,4380 4103,4146 3830,4269 3556,3908 3283,3855 3009,3758 2736,3545 2462,2911 2189,2193 1915,1969 1642,1656 1367,0 1094,2006 820,893 547,368 273,2183">
          <text:p/>
        </draw:polygon>
        <draw:polygon draw:style-name="gr5" draw:text-style-name="P5" draw:layer="layout" svg:width="7.658cm" svg:height="0.822cm" svg:x="2.437cm" svg:y="6.38cm" svg:viewBox="0 0 7659 823" draw:points="0,77 0,815 273,818 547,781 820,823 1094,802 1367,817 1642,804 1915,753 2189,803 2462,776 2736,792 3009,804 3283,763 3556,763 3830,686 4103,693 4377,634 4650,634 4924,634 5197,634 5471,634 5744,634 6018,634 6291,634 6565,634 6838,634 7112,634 7385,634 7659,634 7385,634 7112,634 6838,634 6565,634 6291,634 6018,634 5744,634 5471,634 5197,634 4924,634 4650,634 4377,634 4103,413 3830,399 3556,109 3283,109 3009,146 2736,136 2462,118 2189,143 1915,51 1642,144 1367,0 1094,67 820,18 547,23 273,163">
          <text:p/>
        </draw:polygon>
        <draw:polygon draw:style-name="gr6" draw:text-style-name="P6" draw:layer="layout" svg:width="0cm" svg:height="0.123cm" svg:x="2.437cm" svg:y="7.013cm" svg:viewBox="0 0 0 124" draw:points="0,0 0,124">
          <text:p/>
        </draw:polygon>
        <draw:line draw:style-name="gr7" draw:text-style-name="P7" draw:layer="layout" svg:x1="2.437cm" svg:y1="7.013cm" svg:x2="2.437cm" svg:y2="7.137cm">
          <text:p/>
        </draw:line>
        <draw:polygon draw:style-name="gr6" draw:text-style-name="P6" draw:layer="layout" svg:width="0cm" svg:height="0.123cm" svg:x="2.71cm" svg:y="7.013cm" svg:viewBox="0 0 0 124" draw:points="0,0 0,124">
          <text:p/>
        </draw:polygon>
        <draw:line draw:style-name="gr7" draw:text-style-name="P7" draw:layer="layout" svg:x1="2.71cm" svg:y1="7.013cm" svg:x2="2.71cm" svg:y2="7.137cm">
          <text:p/>
        </draw:line>
        <draw:polygon draw:style-name="gr6" draw:text-style-name="P6" draw:layer="layout" svg:width="0cm" svg:height="0.123cm" svg:x="2.984cm" svg:y="7.013cm" svg:viewBox="0 0 0 124" draw:points="0,0 0,124">
          <text:p/>
        </draw:polygon>
        <draw:line draw:style-name="gr7" draw:text-style-name="P7" draw:layer="layout" svg:x1="2.984cm" svg:y1="7.013cm" svg:x2="2.984cm" svg:y2="7.137cm">
          <text:p/>
        </draw:line>
        <draw:polygon draw:style-name="gr6" draw:text-style-name="P6" draw:layer="layout" svg:width="0cm" svg:height="0.123cm" svg:x="3.257cm" svg:y="7.013cm" svg:viewBox="0 0 0 124" draw:points="0,0 0,124">
          <text:p/>
        </draw:polygon>
        <draw:line draw:style-name="gr7" draw:text-style-name="P7" draw:layer="layout" svg:x1="3.257cm" svg:y1="7.013cm" svg:x2="3.257cm" svg:y2="7.137cm">
          <text:p/>
        </draw:line>
        <draw:polygon draw:style-name="gr6" draw:text-style-name="P6" draw:layer="layout" svg:width="0cm" svg:height="0.123cm" svg:x="3.531cm" svg:y="7.013cm" svg:viewBox="0 0 0 124" draw:points="0,0 0,124">
          <text:p/>
        </draw:polygon>
        <draw:line draw:style-name="gr7" draw:text-style-name="P7" draw:layer="layout" svg:x1="3.531cm" svg:y1="7.013cm" svg:x2="3.531cm" svg:y2="7.137cm">
          <text:p/>
        </draw:line>
        <draw:frame draw:style-name="gr8" draw:text-style-name="P9" draw:layer="layout" svg:width="0.971cm" svg:height="0.628cm" draw:transform="rotate (1.5707963267949) translate (2.07cm 8.233cm)">
          <draw:text-box>
            <text:p text:style-name="P8"><text:span text:style-name="T1">emb</text:span></text:p>
          </draw:text-box>
        </draw:frame>
        <draw:polygon draw:style-name="gr6" draw:text-style-name="P6" draw:layer="layout" svg:width="0cm" svg:height="0.123cm" svg:x="3.804cm" svg:y="7.013cm" svg:viewBox="0 0 0 124" draw:points="0,0 0,124">
          <text:p/>
        </draw:polygon>
        <draw:line draw:style-name="gr7" draw:text-style-name="P7" draw:layer="layout" svg:x1="3.804cm" svg:y1="7.013cm" svg:x2="3.804cm" svg:y2="7.137cm">
          <text:p/>
        </draw:line>
        <draw:polygon draw:style-name="gr6" draw:text-style-name="P6" draw:layer="layout" svg:width="0cm" svg:height="0.123cm" svg:x="4.078cm" svg:y="7.013cm" svg:viewBox="0 0 0 124" draw:points="0,0 0,124">
          <text:p/>
        </draw:polygon>
        <draw:line draw:style-name="gr7" draw:text-style-name="P7" draw:layer="layout" svg:x1="4.078cm" svg:y1="7.013cm" svg:x2="4.078cm" svg:y2="7.137cm">
          <text:p/>
        </draw:line>
        <draw:polygon draw:style-name="gr6" draw:text-style-name="P6" draw:layer="layout" svg:width="0cm" svg:height="0.123cm" svg:x="4.351cm" svg:y="7.013cm" svg:viewBox="0 0 0 124" draw:points="0,0 0,124">
          <text:p/>
        </draw:polygon>
        <draw:line draw:style-name="gr7" draw:text-style-name="P7" draw:layer="layout" svg:x1="4.351cm" svg:y1="7.013cm" svg:x2="4.351cm" svg:y2="7.137cm">
          <text:p/>
        </draw:line>
        <draw:frame draw:style-name="gr8" draw:text-style-name="P9" draw:layer="layout" svg:width="0.563cm" svg:height="0.628cm" draw:transform="rotate (1.5707963267949) translate (3.164cm 7.543cm)">
          <draw:text-box>
            <text:p text:style-name="P8"><text:span text:style-name="T1">3</text:span></text:p>
          </draw:text-box>
        </draw:frame>
        <draw:polygon draw:style-name="gr6" draw:text-style-name="P6" draw:layer="layout" svg:width="0cm" svg:height="0.123cm" svg:x="4.625cm" svg:y="7.013cm" svg:viewBox="0 0 0 124" draw:points="0,0 0,124">
          <text:p/>
        </draw:polygon>
        <draw:line draw:style-name="gr7" draw:text-style-name="P7" draw:layer="layout" svg:x1="4.625cm" svg:y1="7.013cm" svg:x2="4.625cm" svg:y2="7.137cm">
          <text:p/>
        </draw:line>
        <draw:polygon draw:style-name="gr6" draw:text-style-name="P6" draw:layer="layout" svg:width="0cm" svg:height="0.123cm" svg:x="4.898cm" svg:y="7.013cm" svg:viewBox="0 0 0 124" draw:points="0,0 0,124">
          <text:p/>
        </draw:polygon>
        <draw:line draw:style-name="gr7" draw:text-style-name="P7" draw:layer="layout" svg:x1="4.898cm" svg:y1="7.013cm" svg:x2="4.898cm" svg:y2="7.137cm">
          <text:p/>
        </draw:line>
        <draw:polygon draw:style-name="gr6" draw:text-style-name="P6" draw:layer="layout" svg:width="0cm" svg:height="0.123cm" svg:x="5.172cm" svg:y="7.013cm" svg:viewBox="0 0 0 124" draw:points="0,0 0,124">
          <text:p/>
        </draw:polygon>
        <draw:line draw:style-name="gr7" draw:text-style-name="P7" draw:layer="layout" svg:x1="5.172cm" svg:y1="7.013cm" svg:x2="5.172cm" svg:y2="7.137cm">
          <text:p/>
        </draw:line>
        <draw:frame draw:style-name="gr8" draw:text-style-name="P9" draw:layer="layout" svg:width="0.563cm" svg:height="0.628cm" draw:transform="rotate (1.5707963267949) translate (3.984cm 7.543cm)">
          <draw:text-box>
            <text:p text:style-name="P8"><text:span text:style-name="T1">6</text:span></text:p>
          </draw:text-box>
        </draw:frame>
        <draw:polygon draw:style-name="gr6" draw:text-style-name="P6" draw:layer="layout" svg:width="0cm" svg:height="0.123cm" svg:x="5.445cm" svg:y="7.013cm" svg:viewBox="0 0 0 124" draw:points="0,0 0,124">
          <text:p/>
        </draw:polygon>
        <draw:line draw:style-name="gr7" draw:text-style-name="P7" draw:layer="layout" svg:x1="5.445cm" svg:y1="7.013cm" svg:x2="5.445cm" svg:y2="7.137cm">
          <text:p/>
        </draw:line>
        <draw:polygon draw:style-name="gr6" draw:text-style-name="P6" draw:layer="layout" svg:width="0cm" svg:height="0.123cm" svg:x="5.719cm" svg:y="7.013cm" svg:viewBox="0 0 0 124" draw:points="0,0 0,124">
          <text:p/>
        </draw:polygon>
        <draw:line draw:style-name="gr7" draw:text-style-name="P7" draw:layer="layout" svg:x1="5.719cm" svg:y1="7.013cm" svg:x2="5.719cm" svg:y2="7.137cm">
          <text:p/>
        </draw:line>
        <draw:polygon draw:style-name="gr6" draw:text-style-name="P6" draw:layer="layout" svg:width="0cm" svg:height="0.123cm" svg:x="5.992cm" svg:y="7.013cm" svg:viewBox="0 0 0 124" draw:points="0,0 0,124">
          <text:p/>
        </draw:polygon>
        <draw:line draw:style-name="gr7" draw:text-style-name="P7" draw:layer="layout" svg:x1="5.992cm" svg:y1="7.013cm" svg:x2="5.992cm" svg:y2="7.137cm">
          <text:p/>
        </draw:line>
        <draw:frame draw:style-name="gr8" draw:text-style-name="P9" draw:layer="layout" svg:width="0.563cm" svg:height="0.628cm" draw:transform="rotate (1.5707963267949) translate (4.805cm 7.543cm)">
          <draw:text-box>
            <text:p text:style-name="P8"><text:span text:style-name="T1">9</text:span></text:p>
          </draw:text-box>
        </draw:frame>
        <draw:polygon draw:style-name="gr6" draw:text-style-name="P6" draw:layer="layout" svg:width="0cm" svg:height="0.123cm" svg:x="6.266cm" svg:y="7.013cm" svg:viewBox="0 0 0 124" draw:points="0,0 0,124">
          <text:p/>
        </draw:polygon>
        <draw:line draw:style-name="gr7" draw:text-style-name="P7" draw:layer="layout" svg:x1="6.266cm" svg:y1="7.013cm" svg:x2="6.266cm" svg:y2="7.137cm">
          <text:p/>
        </draw:line>
        <draw:polygon draw:style-name="gr6" draw:text-style-name="P6" draw:layer="layout" svg:width="0cm" svg:height="0.123cm" svg:x="6.539cm" svg:y="7.013cm" svg:viewBox="0 0 0 124" draw:points="0,0 0,124">
          <text:p/>
        </draw:polygon>
        <draw:line draw:style-name="gr7" draw:text-style-name="P7" draw:layer="layout" svg:x1="6.539cm" svg:y1="7.013cm" svg:x2="6.539cm" svg:y2="7.137cm">
          <text:p/>
        </draw:line>
        <draw:polygon draw:style-name="gr6" draw:text-style-name="P6" draw:layer="layout" svg:width="0cm" svg:height="0.123cm" svg:x="6.813cm" svg:y="7.013cm" svg:viewBox="0 0 0 124" draw:points="0,0 0,124">
          <text:p/>
        </draw:polygon>
        <draw:line draw:style-name="gr7" draw:text-style-name="P7" draw:layer="layout" svg:x1="6.813cm" svg:y1="7.013cm" svg:x2="6.813cm" svg:y2="7.137cm">
          <text:p/>
        </draw:line>
        <draw:frame draw:style-name="gr8" draw:text-style-name="P9" draw:layer="layout" svg:width="0.569cm" svg:height="0.628cm" draw:transform="rotate (1.5707963267949) translate (5.625cm 7.825cm)">
          <draw:text-box>
            <text:p text:style-name="P8"><text:span text:style-name="T1">12</text:span></text:p>
          </draw:text-box>
        </draw:frame>
        <draw:polygon draw:style-name="gr6" draw:text-style-name="P6" draw:layer="layout" svg:width="0cm" svg:height="0.123cm" svg:x="7.086cm" svg:y="7.013cm" svg:viewBox="0 0 0 124" draw:points="0,0 0,124">
          <text:p/>
        </draw:polygon>
        <draw:line draw:style-name="gr7" draw:text-style-name="P7" draw:layer="layout" svg:x1="7.086cm" svg:y1="7.013cm" svg:x2="7.086cm" svg:y2="7.137cm">
          <text:p/>
        </draw:line>
        <draw:polygon draw:style-name="gr6" draw:text-style-name="P6" draw:layer="layout" svg:width="0cm" svg:height="0.123cm" svg:x="7.36cm" svg:y="7.013cm" svg:viewBox="0 0 0 124" draw:points="0,0 0,124">
          <text:p/>
        </draw:polygon>
        <draw:line draw:style-name="gr7" draw:text-style-name="P7" draw:layer="layout" svg:x1="7.36cm" svg:y1="7.013cm" svg:x2="7.36cm" svg:y2="7.137cm">
          <text:p/>
        </draw:line>
        <draw:polygon draw:style-name="gr6" draw:text-style-name="P6" draw:layer="layout" svg:width="0cm" svg:height="0.123cm" svg:x="7.633cm" svg:y="7.013cm" svg:viewBox="0 0 0 124" draw:points="0,0 0,124">
          <text:p/>
        </draw:polygon>
        <draw:line draw:style-name="gr7" draw:text-style-name="P7" draw:layer="layout" svg:x1="7.633cm" svg:y1="7.013cm" svg:x2="7.633cm" svg:y2="7.137cm">
          <text:p/>
        </draw:line>
        <draw:frame draw:style-name="gr8" draw:text-style-name="P9" draw:layer="layout" svg:width="0.569cm" svg:height="0.628cm" draw:transform="rotate (1.5707963267949) translate (6.446cm 7.825cm)">
          <draw:text-box>
            <text:p text:style-name="P8"><text:span text:style-name="T1">15</text:span></text:p>
          </draw:text-box>
        </draw:frame>
        <draw:polygon draw:style-name="gr6" draw:text-style-name="P6" draw:layer="layout" svg:width="0cm" svg:height="0.123cm" svg:x="7.907cm" svg:y="7.013cm" svg:viewBox="0 0 0 124" draw:points="0,0 0,124">
          <text:p/>
        </draw:polygon>
        <draw:line draw:style-name="gr7" draw:text-style-name="P7" draw:layer="layout" svg:x1="7.907cm" svg:y1="7.013cm" svg:x2="7.907cm" svg:y2="7.137cm">
          <text:p/>
        </draw:line>
        <draw:polygon draw:style-name="gr6" draw:text-style-name="P6" draw:layer="layout" svg:width="0cm" svg:height="0.123cm" svg:x="8.18cm" svg:y="7.013cm" svg:viewBox="0 0 0 124" draw:points="0,0 0,124">
          <text:p/>
        </draw:polygon>
        <draw:line draw:style-name="gr7" draw:text-style-name="P7" draw:layer="layout" svg:x1="8.18cm" svg:y1="7.013cm" svg:x2="8.18cm" svg:y2="7.137cm">
          <text:p/>
        </draw:line>
        <draw:polygon draw:style-name="gr6" draw:text-style-name="P6" draw:layer="layout" svg:width="0cm" svg:height="0.123cm" svg:x="8.454cm" svg:y="7.013cm" svg:viewBox="0 0 0 124" draw:points="0,0 0,124">
          <text:p/>
        </draw:polygon>
        <draw:line draw:style-name="gr7" draw:text-style-name="P7" draw:layer="layout" svg:x1="8.454cm" svg:y1="7.013cm" svg:x2="8.454cm" svg:y2="7.137cm">
          <text:p/>
        </draw:line>
        <draw:frame draw:style-name="gr8" draw:text-style-name="P9" draw:layer="layout" svg:width="0.569cm" svg:height="0.628cm" draw:transform="rotate (1.5707963267949) translate (7.266cm 7.825cm)">
          <draw:text-box>
            <text:p text:style-name="P8"><text:span text:style-name="T1">18</text:span></text:p>
          </draw:text-box>
        </draw:frame>
        <draw:polygon draw:style-name="gr6" draw:text-style-name="P6" draw:layer="layout" svg:width="0cm" svg:height="0.123cm" svg:x="8.727cm" svg:y="7.013cm" svg:viewBox="0 0 0 124" draw:points="0,0 0,124">
          <text:p/>
        </draw:polygon>
        <draw:line draw:style-name="gr7" draw:text-style-name="P7" draw:layer="layout" svg:x1="8.727cm" svg:y1="7.013cm" svg:x2="8.727cm" svg:y2="7.137cm">
          <text:p/>
        </draw:line>
        <draw:polygon draw:style-name="gr6" draw:text-style-name="P6" draw:layer="layout" svg:width="0cm" svg:height="0.123cm" svg:x="9.001cm" svg:y="7.013cm" svg:viewBox="0 0 0 124" draw:points="0,0 0,124">
          <text:p/>
        </draw:polygon>
        <draw:line draw:style-name="gr7" draw:text-style-name="P7" draw:layer="layout" svg:x1="9.001cm" svg:y1="7.013cm" svg:x2="9.001cm" svg:y2="7.137cm">
          <text:p/>
        </draw:line>
        <draw:polygon draw:style-name="gr6" draw:text-style-name="P6" draw:layer="layout" svg:width="0cm" svg:height="0.123cm" svg:x="9.274cm" svg:y="7.013cm" svg:viewBox="0 0 0 124" draw:points="0,0 0,124">
          <text:p/>
        </draw:polygon>
        <draw:line draw:style-name="gr7" draw:text-style-name="P7" draw:layer="layout" svg:x1="9.274cm" svg:y1="7.013cm" svg:x2="9.274cm" svg:y2="7.137cm">
          <text:p/>
        </draw:line>
        <draw:frame draw:style-name="gr8" draw:text-style-name="P9" draw:layer="layout" svg:width="0.569cm" svg:height="0.628cm" draw:transform="rotate (1.5707963267949) translate (8.087cm 7.825cm)">
          <draw:text-box>
            <text:p text:style-name="P8"><text:span text:style-name="T1">21</text:span></text:p>
          </draw:text-box>
        </draw:frame>
        <draw:polygon draw:style-name="gr6" draw:text-style-name="P6" draw:layer="layout" svg:width="0cm" svg:height="0.123cm" svg:x="9.548cm" svg:y="7.013cm" svg:viewBox="0 0 0 124" draw:points="0,0 0,124">
          <text:p/>
        </draw:polygon>
        <draw:line draw:style-name="gr7" draw:text-style-name="P7" draw:layer="layout" svg:x1="9.548cm" svg:y1="7.013cm" svg:x2="9.548cm" svg:y2="7.137cm">
          <text:p/>
        </draw:line>
        <draw:polygon draw:style-name="gr6" draw:text-style-name="P6" draw:layer="layout" svg:width="0cm" svg:height="0.123cm" svg:x="9.821cm" svg:y="7.013cm" svg:viewBox="0 0 0 124" draw:points="0,0 0,124">
          <text:p/>
        </draw:polygon>
        <draw:line draw:style-name="gr7" draw:text-style-name="P7" draw:layer="layout" svg:x1="9.821cm" svg:y1="7.013cm" svg:x2="9.821cm" svg:y2="7.137cm">
          <text:p/>
        </draw:line>
        <draw:polygon draw:style-name="gr6" draw:text-style-name="P6" draw:layer="layout" svg:width="0cm" svg:height="0.123cm" svg:x="10.095cm" svg:y="7.013cm" svg:viewBox="0 0 0 124" draw:points="0,0 0,124">
          <text:p/>
        </draw:polygon>
        <draw:line draw:style-name="gr7" draw:text-style-name="P7" draw:layer="layout" svg:x1="10.095cm" svg:y1="7.013cm" svg:x2="10.095cm" svg:y2="7.137cm">
          <text:p/>
        </draw:line>
        <draw:frame draw:style-name="gr8" draw:text-style-name="P9" draw:layer="layout" svg:width="0.569cm" svg:height="0.628cm" draw:transform="rotate (1.5707963267949) translate (8.907cm 7.825cm)">
          <draw:text-box>
            <text:p text:style-name="P8"><text:span text:style-name="T1">24</text:span></text:p>
          </draw:text-box>
        </draw:frame>
        <draw:polygon draw:style-name="gr6" draw:text-style-name="P6" draw:layer="layout" svg:width="0.123cm" svg:height="0cm" svg:x="1.93cm" svg:y="7.013cm" svg:viewBox="0 0 124 0" draw:points="124,0 0,0">
          <text:p/>
        </draw:polygon>
        <draw:line draw:style-name="gr7" draw:text-style-name="P7" draw:layer="layout" svg:x1="2.054cm" svg:y1="7.013cm" svg:x2="1.93cm" svg:y2="7.013cm">
          <text:p/>
        </draw:line>
        <draw:frame draw:style-name="gr8" draw:text-style-name="P9" draw:layer="layout" svg:width="0.569cm" svg:height="0.628cm" draw:transform="rotate (1.5707963267949) translate (9.728cm 7.825cm)">
          <draw:text-box>
            <text:p text:style-name="P8"><text:span text:style-name="T1">27</text:span></text:p>
          </draw:text-box>
        </draw:frame>
        <draw:polygon draw:style-name="gr6" draw:text-style-name="P6" draw:layer="layout" svg:width="0.123cm" svg:height="0cm" svg:x="1.93cm" svg:y="5.811cm" svg:viewBox="0 0 124 0" draw:points="124,0 0,0">
          <text:p/>
        </draw:polygon>
        <draw:line draw:style-name="gr7" draw:text-style-name="P7" draw:layer="layout" svg:x1="2.054cm" svg:y1="5.811cm" svg:x2="1.93cm" svg:y2="5.811cm">
          <text:p/>
        </draw:line>
        <draw:frame draw:style-name="gr8" draw:text-style-name="P9" draw:layer="layout" svg:width="0.709cm" svg:height="0.628cm" svg:x="1.102cm" svg:y="6.707cm">
          <draw:text-box>
            <text:p text:style-name="P8"><text:span text:style-name="T1">0.0</text:span></text:p>
          </draw:text-box>
        </draw:frame>
        <draw:polygon draw:style-name="gr6" draw:text-style-name="P6" draw:layer="layout" svg:width="0.123cm" svg:height="0cm" svg:x="1.93cm" svg:y="4.61cm" svg:viewBox="0 0 124 0" draw:points="124,0 0,0">
          <text:p/>
        </draw:polygon>
        <draw:line draw:style-name="gr7" draw:text-style-name="P7" draw:layer="layout" svg:x1="2.054cm" svg:y1="4.61cm" svg:x2="1.93cm" svg:y2="4.61cm">
          <text:p/>
        </draw:line>
        <draw:frame draw:style-name="gr8" draw:text-style-name="P9" draw:layer="layout" svg:width="0.709cm" svg:height="0.628cm" svg:x="1.102cm" svg:y="5.505cm">
          <draw:text-box>
            <text:p text:style-name="P8"><text:span text:style-name="T1">0.2</text:span></text:p>
          </draw:text-box>
        </draw:frame>
        <draw:polygon draw:style-name="gr6" draw:text-style-name="P6" draw:layer="layout" svg:width="0.123cm" svg:height="0cm" svg:x="1.93cm" svg:y="3.408cm" svg:viewBox="0 0 124 0" draw:points="124,0 0,0">
          <text:p/>
        </draw:polygon>
        <draw:line draw:style-name="gr7" draw:text-style-name="P7" draw:layer="layout" svg:x1="2.054cm" svg:y1="3.408cm" svg:x2="1.93cm" svg:y2="3.408cm">
          <text:p/>
        </draw:line>
        <draw:frame draw:style-name="gr8" draw:text-style-name="P9" draw:layer="layout" svg:width="0.709cm" svg:height="0.628cm" svg:x="1.102cm" svg:y="4.303cm">
          <draw:text-box>
            <text:p text:style-name="P8"><text:span text:style-name="T1">0.4</text:span></text:p>
          </draw:text-box>
        </draw:frame>
        <draw:polygon draw:style-name="gr6" draw:text-style-name="P6" draw:layer="layout" svg:width="0.123cm" svg:height="0cm" svg:x="1.93cm" svg:y="2.206cm" svg:viewBox="0 0 124 0" draw:points="124,0 0,0">
          <text:p/>
        </draw:polygon>
        <draw:line draw:style-name="gr7" draw:text-style-name="P7" draw:layer="layout" svg:x1="2.054cm" svg:y1="2.206cm" svg:x2="1.93cm" svg:y2="2.206cm">
          <text:p/>
        </draw:line>
        <draw:frame draw:style-name="gr8" draw:text-style-name="P9" draw:layer="layout" svg:width="0.709cm" svg:height="0.628cm" svg:x="1.102cm" svg:y="3.101cm">
          <draw:text-box>
            <text:p text:style-name="P8"><text:span text:style-name="T1">0.6</text:span></text:p>
          </draw:text-box>
        </draw:frame>
        <draw:polygon draw:style-name="gr6" draw:text-style-name="P6" draw:layer="layout" svg:width="0.123cm" svg:height="0cm" svg:x="1.93cm" svg:y="1.004cm" svg:viewBox="0 0 124 0" draw:points="124,0 0,0">
          <text:p/>
        </draw:polygon>
        <draw:line draw:style-name="gr7" draw:text-style-name="P7" draw:layer="layout" svg:x1="2.054cm" svg:y1="1.004cm" svg:x2="1.93cm" svg:y2="1.004cm">
          <text:p/>
        </draw:line>
        <draw:frame draw:style-name="gr8" draw:text-style-name="P9" draw:layer="layout" svg:width="0.709cm" svg:height="0.628cm" svg:x="1.102cm" svg:y="1.9cm">
          <draw:text-box>
            <text:p text:style-name="P8"><text:span text:style-name="T1">0.8</text:span></text:p>
          </draw:text-box>
        </draw:frame>
        <draw:frame draw:style-name="gr8" draw:text-style-name="P9" draw:layer="layout" svg:width="0.709cm" svg:height="0.628cm" svg:x="1.102cm" svg:y="0.698cm">
          <draw:text-box>
            <text:p text:style-name="P8"><text:span text:style-name="T1">1.0</text:span></text:p>
          </draw:text-box>
        </draw:frame>
        <draw:polyline draw:style-name="gr9" draw:text-style-name="P7" draw:layer="layout" svg:width="7.658cm" svg:height="5.675cm" svg:x="2.437cm" svg:y="1.338cm" svg:viewBox="0 0 7659 5676" draw:points="0,756 273,198 547,77 820,25 1094,12 1367,15 1642,0 1915,162 2189,155 2462,176 2736,253 3009,404 3283,805 3556,810 3830,1832 4103,2258 4377,4522 4650,5081 4924,4848 5197,5000 5471,5074 5744,3732 6018,5640 6291,5628 6565,5579 6838,5676 7112,5676 7385,5676 7659,5676">
          <text:p/>
        </draw:polyline>
        <draw:polyline draw:style-name="gr10" draw:text-style-name="P7" draw:layer="layout" svg:width="7.658cm" svg:height="5.648cm" svg:x="2.437cm" svg:y="1.365cm" svg:viewBox="0 0 7659 5649" draw:points="0,1841 273,1001 547,600 820,162 1094,109 1367,102 1642,29 1915,53 2189,0 2462,85 2736,76 3009,225 3283,701 3556,845 3830,2571 4103,2992 4377,5199 4650,5489 4924,5517 5197,5574 5471,5637 5744,5637 6018,5649 6291,5649 6565,5649 6838,5649 7112,5649 7385,5649 7659,5649">
          <text:p/>
        </draw:polyline>
        <draw:polyline draw:style-name="gr11" draw:text-style-name="P7" draw:layer="layout" svg:width="7.658cm" svg:height="3.589cm" svg:x="2.437cm" svg:y="3.424cm" svg:viewBox="0 0 7659 3590" draw:points="0,3057 273,1927 547,346 820,904 1094,1691 1367,0 1642,1409 1915,2003 2189,2062 2462,2720 2736,3174 3009,3316 3283,3392 3556,3406 3830,3565 4103,3499 4377,3590 4650,3590 4924,3590 5197,3590 5471,3590 5744,3590 6018,3590 6291,3590 6565,3590 6838,3590 7112,3590 7385,3590 7659,3590">
          <text:p/>
        </draw:polyline>
        <draw:polyline draw:style-name="gr12" draw:text-style-name="P7" draw:layer="layout" svg:width="7.658cm" svg:height="0.232cm" svg:x="2.437cm" svg:y="6.781cm" svg:viewBox="0 0 7659 233" draw:points="0,45 273,90 547,0 820,19 1094,33 1367,7 1642,73 1915,0 2189,72 2462,47 2736,64 3009,74 3283,35 3556,35 3830,142 4103,153 4377,233 4650,233 4924,233 5197,233 5471,233 5744,233 6018,233 6291,233 6565,233 6838,233 7112,233 7385,233 7659,233">
          <text:p/>
        </draw:polyline>
        <draw:line draw:style-name="gr13" draw:text-style-name="P7" draw:layer="layout" svg:x1="2.054cm" svg:y1="7.013cm" svg:x2="2.054cm" svg:y2="1.004cm">
          <text:p/>
        </draw:line>
        <draw:line draw:style-name="gr13" draw:text-style-name="P7" draw:layer="layout" svg:x1="10.477cm" svg:y1="7.013cm" svg:x2="10.477cm" svg:y2="1.004cm">
          <text:p/>
        </draw:line>
        <draw:line draw:style-name="gr13" draw:text-style-name="P7" draw:layer="layout" svg:x1="2.054cm" svg:y1="7.013cm" svg:x2="10.477cm" svg:y2="7.013cm">
          <text:p/>
        </draw:line>
        <draw:line draw:style-name="gr13" draw:text-style-name="P7" draw:layer="layout" svg:x1="2.054cm" svg:y1="1.004cm" svg:x2="10.477cm" svg:y2="1.004cm">
          <text:p/>
        </draw:line>
        <draw:frame draw:style-name="gr14" draw:text-style-name="P10" draw:layer="layout" svg:width="3.558cm" svg:height="0.86cm" draw:transform="rotate (1.5707963267949) translate (0.102cm 5.789cm)">
          <draw:text-box>
            <text:p text:style-name="P8"><text:span text:style-name="T2">Success@1</text:span></text:p>
          </draw:text-box>
        </draw:frame>
        <draw:polygon draw:style-name="gr1" draw:text-style-name="P1" draw:layer="layout" svg:width="8.423cm" svg:height="6.009cm" svg:x="11.89cm" svg:y="1.004cm" svg:viewBox="0 0 8424 6010" draw:points="0,6010 8424,6010 8424,0 0,0">
          <text:p/>
        </draw:polygon>
        <draw:polygon draw:style-name="gr2" draw:text-style-name="P2" draw:layer="layout" svg:width="7.658cm" svg:height="5.29cm" svg:x="12.272cm" svg:y="1.793cm" svg:viewBox="0 0 7659 5291" draw:points="0,2822 0,3915 274,2604 547,2191 821,1790 1094,1791 1368,1767 1641,1421 1915,1721 2188,1034 2462,1147 2735,1345 3009,1392 3282,2511 3556,2690 3829,3127 4103,3830 4376,4576 4650,5011 4923,5142 5197,5143 5470,5195 5744,4652 6017,5281 6291,5281 6564,5281 6838,5291 7112,5281 7386,5281 7659,5221 7386,5130 7112,5130 6838,5067 6564,5130 6291,5130 6017,5130 5744,3792 5470,4659 5197,4628 4923,4571 4650,4272 4376,3596 4103,2656 3829,1914 3556,1472 3282,1232 3009,370 2735,186 2462,0 2188,100 1915,591 1641,348 1368,615 1094,737 821,682 547,871 274,1454">
          <text:p/>
        </draw:polygon>
        <draw:polygon draw:style-name="gr3" draw:text-style-name="P3" draw:layer="layout" svg:width="7.658cm" svg:height="4.974cm" svg:x="12.272cm" svg:y="2.109cm" svg:viewBox="0 0 7659 4975" draw:points="0,1448 0,2586 274,2192 547,1930 821,1472 1094,1419 1368,1366 1641,1204 1915,1202 2188,1061 2462,1336 2735,1409 3009,1962 3282,2555 3556,2752 3829,3358 4103,3764 4376,4861 4650,4969 4923,4975 5197,4974 5470,4965 5744,4965 6017,4965 6291,4965 6564,4905 6838,4905 7112,4905 7386,4905 7659,4905 7386,4905 7112,4905 6838,4905 6564,4905 6291,4814 6017,4814 5744,4814 5470,4814 5197,4777 4923,4722 4650,4580 4376,4384 4103,2844 3829,2328 3556,1677 3282,1434 3009,579 2735,269 2462,83 2188,0 1915,107 1641,76 1368,189 1094,243 821,302 547,768 274,1207">
          <text:p/>
        </draw:polygon>
        <draw:polygon draw:style-name="gr4" draw:text-style-name="P4" draw:layer="layout" svg:width="7.658cm" svg:height="1.08cm" svg:x="12.272cm" svg:y="6.002cm" svg:viewBox="0 0 7659 1081" draw:points="0,920 0,1072 274,1005 547,988 821,786 1094,907 1368,917 1641,950 1915,1045 2188,897 2462,1026 2735,1060 3009,1059 3282,1081 3556,1011 3829,1011 4103,1011 4376,1011 4650,1062 4923,1011 5197,1072 5470,1072 5744,1011 6017,1011 6291,1011 6564,1011 6838,1011 7112,1011 7386,1011 7659,1011 7386,1011 7112,1011 6838,1011 6564,1011 6291,1011 6017,1011 5744,1011 5470,920 5197,920 4923,1011 4650,935 4376,1011 4103,1011 3829,1011 3556,1011 3282,883 3009,739 2735,735 2462,693 2188,370 1915,494 1641,284 1368,152 1094,315 821,0 547,173 274,508">
          <text:p/>
        </draw:polygon>
        <draw:polygon draw:style-name="gr5" draw:text-style-name="P5" draw:layer="layout" svg:width="7.658cm" svg:height="0.151cm" svg:x="12.272cm" svg:y="6.922cm" svg:viewBox="0 0 7659 152" draw:points="0,0 0,152 274,152 547,152 821,152 1094,152 1368,152 1641,152 1915,152 2188,152 2462,152 2735,152 3009,152 3282,152 3556,152 3829,152 4103,92 4376,92 4650,92 4923,152 5197,152 5470,152 5744,152 6017,92 6291,92 6564,92 6838,92 7112,92 7386,92 7659,92 7386,92 7112,92 6838,92 6564,92 6291,92 6017,92 5744,0 5470,0 5197,0 4923,0 4650,92 4376,92 4103,92 3829,0 3556,0 3282,0 3009,0 2735,0 2462,0 2188,0 1915,0 1641,0 1368,0 1094,0 821,0 547,0 274,0">
          <text:p/>
        </draw:polygon>
        <draw:polygon draw:style-name="gr6" draw:text-style-name="P6" draw:layer="layout" svg:width="0cm" svg:height="0.123cm" svg:x="12.272cm" svg:y="7.013cm" svg:viewBox="0 0 0 124" draw:points="0,0 0,124">
          <text:p/>
        </draw:polygon>
        <draw:line draw:style-name="gr7" draw:text-style-name="P7" draw:layer="layout" svg:x1="12.272cm" svg:y1="7.013cm" svg:x2="12.272cm" svg:y2="7.137cm">
          <text:p/>
        </draw:line>
        <draw:frame draw:style-name="gr14" draw:text-style-name="P10" draw:layer="layout" svg:width="4.295cm" svg:height="0.86cm" svg:x="4.122cm" svg:y="0.102cm">
          <draw:text-box>
            <text:p text:style-name="P8"><text:span text:style-name="T2">work location</text:span></text:p>
          </draw:text-box>
        </draw:frame>
        <draw:polygon draw:style-name="gr6" draw:text-style-name="P6" draw:layer="layout" svg:width="0cm" svg:height="0.123cm" svg:x="12.546cm" svg:y="7.013cm" svg:viewBox="0 0 0 124" draw:points="0,0 0,124">
          <text:p/>
        </draw:polygon>
        <draw:line draw:style-name="gr7" draw:text-style-name="P7" draw:layer="layout" svg:x1="12.546cm" svg:y1="7.013cm" svg:x2="12.546cm" svg:y2="7.137cm">
          <text:p/>
        </draw:line>
        <draw:polygon draw:style-name="gr6" draw:text-style-name="P6" draw:layer="layout" svg:width="0cm" svg:height="0.123cm" svg:x="12.819cm" svg:y="7.013cm" svg:viewBox="0 0 0 124" draw:points="0,0 0,124">
          <text:p/>
        </draw:polygon>
        <draw:line draw:style-name="gr7" draw:text-style-name="P7" draw:layer="layout" svg:x1="12.819cm" svg:y1="7.013cm" svg:x2="12.819cm" svg:y2="7.137cm">
          <text:p/>
        </draw:line>
        <draw:polygon draw:style-name="gr6" draw:text-style-name="P6" draw:layer="layout" svg:width="0cm" svg:height="0.123cm" svg:x="13.093cm" svg:y="7.013cm" svg:viewBox="0 0 0 124" draw:points="0,0 0,124">
          <text:p/>
        </draw:polygon>
        <draw:line draw:style-name="gr7" draw:text-style-name="P7" draw:layer="layout" svg:x1="13.093cm" svg:y1="7.013cm" svg:x2="13.093cm" svg:y2="7.137cm">
          <text:p/>
        </draw:line>
        <draw:polygon draw:style-name="gr6" draw:text-style-name="P6" draw:layer="layout" svg:width="0cm" svg:height="0.123cm" svg:x="13.366cm" svg:y="7.013cm" svg:viewBox="0 0 0 124" draw:points="0,0 0,124">
          <text:p/>
        </draw:polygon>
        <draw:line draw:style-name="gr7" draw:text-style-name="P7" draw:layer="layout" svg:x1="13.366cm" svg:y1="7.013cm" svg:x2="13.366cm" svg:y2="7.137cm">
          <text:p/>
        </draw:line>
        <draw:frame draw:style-name="gr8" draw:text-style-name="P9" draw:layer="layout" svg:width="0.971cm" svg:height="0.628cm" draw:transform="rotate (1.5707963267949) translate (11.906cm 8.233cm)">
          <draw:text-box>
            <text:p text:style-name="P8"><text:span text:style-name="T1">emb</text:span></text:p>
          </draw:text-box>
        </draw:frame>
        <draw:polygon draw:style-name="gr6" draw:text-style-name="P6" draw:layer="layout" svg:width="0cm" svg:height="0.123cm" svg:x="13.64cm" svg:y="7.013cm" svg:viewBox="0 0 0 124" draw:points="0,0 0,124">
          <text:p/>
        </draw:polygon>
        <draw:line draw:style-name="gr7" draw:text-style-name="P7" draw:layer="layout" svg:x1="13.64cm" svg:y1="7.013cm" svg:x2="13.64cm" svg:y2="7.137cm">
          <text:p/>
        </draw:line>
        <draw:polygon draw:style-name="gr6" draw:text-style-name="P6" draw:layer="layout" svg:width="0cm" svg:height="0.123cm" svg:x="13.913cm" svg:y="7.013cm" svg:viewBox="0 0 0 124" draw:points="0,0 0,124">
          <text:p/>
        </draw:polygon>
        <draw:line draw:style-name="gr7" draw:text-style-name="P7" draw:layer="layout" svg:x1="13.913cm" svg:y1="7.013cm" svg:x2="13.913cm" svg:y2="7.137cm">
          <text:p/>
        </draw:line>
        <draw:polygon draw:style-name="gr6" draw:text-style-name="P6" draw:layer="layout" svg:width="0cm" svg:height="0.123cm" svg:x="14.187cm" svg:y="7.013cm" svg:viewBox="0 0 0 124" draw:points="0,0 0,124">
          <text:p/>
        </draw:polygon>
        <draw:line draw:style-name="gr7" draw:text-style-name="P7" draw:layer="layout" svg:x1="14.187cm" svg:y1="7.013cm" svg:x2="14.187cm" svg:y2="7.137cm">
          <text:p/>
        </draw:line>
        <draw:frame draw:style-name="gr8" draw:text-style-name="P9" draw:layer="layout" svg:width="0.563cm" svg:height="0.628cm" draw:transform="rotate (1.5707963267949) translate (13cm 7.543cm)">
          <draw:text-box>
            <text:p text:style-name="P8"><text:span text:style-name="T1">3</text:span></text:p>
          </draw:text-box>
        </draw:frame>
        <draw:polygon draw:style-name="gr6" draw:text-style-name="P6" draw:layer="layout" svg:width="0cm" svg:height="0.123cm" svg:x="14.46cm" svg:y="7.013cm" svg:viewBox="0 0 0 124" draw:points="0,0 0,124">
          <text:p/>
        </draw:polygon>
        <draw:line draw:style-name="gr7" draw:text-style-name="P7" draw:layer="layout" svg:x1="14.46cm" svg:y1="7.013cm" svg:x2="14.46cm" svg:y2="7.137cm">
          <text:p/>
        </draw:line>
        <draw:polygon draw:style-name="gr6" draw:text-style-name="P6" draw:layer="layout" svg:width="0cm" svg:height="0.123cm" svg:x="14.734cm" svg:y="7.013cm" svg:viewBox="0 0 0 124" draw:points="0,0 0,124">
          <text:p/>
        </draw:polygon>
        <draw:line draw:style-name="gr7" draw:text-style-name="P7" draw:layer="layout" svg:x1="14.734cm" svg:y1="7.013cm" svg:x2="14.734cm" svg:y2="7.137cm">
          <text:p/>
        </draw:line>
        <draw:polygon draw:style-name="gr6" draw:text-style-name="P6" draw:layer="layout" svg:width="0cm" svg:height="0.123cm" svg:x="15.007cm" svg:y="7.013cm" svg:viewBox="0 0 0 124" draw:points="0,0 0,124">
          <text:p/>
        </draw:polygon>
        <draw:line draw:style-name="gr7" draw:text-style-name="P7" draw:layer="layout" svg:x1="15.007cm" svg:y1="7.013cm" svg:x2="15.007cm" svg:y2="7.137cm">
          <text:p/>
        </draw:line>
        <draw:frame draw:style-name="gr8" draw:text-style-name="P9" draw:layer="layout" svg:width="0.563cm" svg:height="0.628cm" draw:transform="rotate (1.5707963267949) translate (13.82cm 7.543cm)">
          <draw:text-box>
            <text:p text:style-name="P8"><text:span text:style-name="T1">6</text:span></text:p>
          </draw:text-box>
        </draw:frame>
        <draw:polygon draw:style-name="gr6" draw:text-style-name="P6" draw:layer="layout" svg:width="0cm" svg:height="0.123cm" svg:x="15.281cm" svg:y="7.013cm" svg:viewBox="0 0 0 124" draw:points="0,0 0,124">
          <text:p/>
        </draw:polygon>
        <draw:line draw:style-name="gr7" draw:text-style-name="P7" draw:layer="layout" svg:x1="15.281cm" svg:y1="7.013cm" svg:x2="15.281cm" svg:y2="7.137cm">
          <text:p/>
        </draw:line>
        <draw:polygon draw:style-name="gr6" draw:text-style-name="P6" draw:layer="layout" svg:width="0cm" svg:height="0.123cm" svg:x="15.554cm" svg:y="7.013cm" svg:viewBox="0 0 0 124" draw:points="0,0 0,124">
          <text:p/>
        </draw:polygon>
        <draw:line draw:style-name="gr7" draw:text-style-name="P7" draw:layer="layout" svg:x1="15.554cm" svg:y1="7.013cm" svg:x2="15.554cm" svg:y2="7.137cm">
          <text:p/>
        </draw:line>
        <draw:polygon draw:style-name="gr6" draw:text-style-name="P6" draw:layer="layout" svg:width="0cm" svg:height="0.123cm" svg:x="15.828cm" svg:y="7.013cm" svg:viewBox="0 0 0 124" draw:points="0,0 0,124">
          <text:p/>
        </draw:polygon>
        <draw:line draw:style-name="gr7" draw:text-style-name="P7" draw:layer="layout" svg:x1="15.828cm" svg:y1="7.013cm" svg:x2="15.828cm" svg:y2="7.137cm">
          <text:p/>
        </draw:line>
        <draw:frame draw:style-name="gr8" draw:text-style-name="P9" draw:layer="layout" svg:width="0.563cm" svg:height="0.628cm" draw:transform="rotate (1.5707963267949) translate (14.641cm 7.543cm)">
          <draw:text-box>
            <text:p text:style-name="P8"><text:span text:style-name="T1">9</text:span></text:p>
          </draw:text-box>
        </draw:frame>
        <draw:polygon draw:style-name="gr6" draw:text-style-name="P6" draw:layer="layout" svg:width="0cm" svg:height="0.123cm" svg:x="16.101cm" svg:y="7.013cm" svg:viewBox="0 0 0 124" draw:points="0,0 0,124">
          <text:p/>
        </draw:polygon>
        <draw:line draw:style-name="gr7" draw:text-style-name="P7" draw:layer="layout" svg:x1="16.101cm" svg:y1="7.013cm" svg:x2="16.101cm" svg:y2="7.137cm">
          <text:p/>
        </draw:line>
        <draw:polygon draw:style-name="gr6" draw:text-style-name="P6" draw:layer="layout" svg:width="0cm" svg:height="0.123cm" svg:x="16.375cm" svg:y="7.013cm" svg:viewBox="0 0 0 124" draw:points="0,0 0,124">
          <text:p/>
        </draw:polygon>
        <draw:line draw:style-name="gr7" draw:text-style-name="P7" draw:layer="layout" svg:x1="16.375cm" svg:y1="7.013cm" svg:x2="16.375cm" svg:y2="7.137cm">
          <text:p/>
        </draw:line>
        <draw:polygon draw:style-name="gr6" draw:text-style-name="P6" draw:layer="layout" svg:width="0cm" svg:height="0.123cm" svg:x="16.648cm" svg:y="7.013cm" svg:viewBox="0 0 0 124" draw:points="0,0 0,124">
          <text:p/>
        </draw:polygon>
        <draw:line draw:style-name="gr7" draw:text-style-name="P7" draw:layer="layout" svg:x1="16.648cm" svg:y1="7.013cm" svg:x2="16.648cm" svg:y2="7.137cm">
          <text:p/>
        </draw:line>
        <draw:frame draw:style-name="gr8" draw:text-style-name="P9" draw:layer="layout" svg:width="0.569cm" svg:height="0.628cm" draw:transform="rotate (1.5707963267949) translate (15.461cm 7.825cm)">
          <draw:text-box>
            <text:p text:style-name="P8"><text:span text:style-name="T1">12</text:span></text:p>
          </draw:text-box>
        </draw:frame>
        <draw:polygon draw:style-name="gr6" draw:text-style-name="P6" draw:layer="layout" svg:width="0cm" svg:height="0.123cm" svg:x="16.922cm" svg:y="7.013cm" svg:viewBox="0 0 0 124" draw:points="0,0 0,124">
          <text:p/>
        </draw:polygon>
        <draw:line draw:style-name="gr7" draw:text-style-name="P7" draw:layer="layout" svg:x1="16.922cm" svg:y1="7.013cm" svg:x2="16.922cm" svg:y2="7.137cm">
          <text:p/>
        </draw:line>
        <draw:polygon draw:style-name="gr6" draw:text-style-name="P6" draw:layer="layout" svg:width="0cm" svg:height="0.123cm" svg:x="17.195cm" svg:y="7.013cm" svg:viewBox="0 0 0 124" draw:points="0,0 0,124">
          <text:p/>
        </draw:polygon>
        <draw:line draw:style-name="gr7" draw:text-style-name="P7" draw:layer="layout" svg:x1="17.195cm" svg:y1="7.013cm" svg:x2="17.195cm" svg:y2="7.137cm">
          <text:p/>
        </draw:line>
        <draw:polygon draw:style-name="gr6" draw:text-style-name="P6" draw:layer="layout" svg:width="0cm" svg:height="0.123cm" svg:x="17.469cm" svg:y="7.013cm" svg:viewBox="0 0 0 124" draw:points="0,0 0,124">
          <text:p/>
        </draw:polygon>
        <draw:line draw:style-name="gr7" draw:text-style-name="P7" draw:layer="layout" svg:x1="17.469cm" svg:y1="7.013cm" svg:x2="17.469cm" svg:y2="7.137cm">
          <text:p/>
        </draw:line>
        <draw:frame draw:style-name="gr8" draw:text-style-name="P9" draw:layer="layout" svg:width="0.569cm" svg:height="0.628cm" draw:transform="rotate (1.5707963267949) translate (16.282cm 7.825cm)">
          <draw:text-box>
            <text:p text:style-name="P8"><text:span text:style-name="T1">15</text:span></text:p>
          </draw:text-box>
        </draw:frame>
        <draw:polygon draw:style-name="gr6" draw:text-style-name="P6" draw:layer="layout" svg:width="0cm" svg:height="0.123cm" svg:x="17.742cm" svg:y="7.013cm" svg:viewBox="0 0 0 124" draw:points="0,0 0,124">
          <text:p/>
        </draw:polygon>
        <draw:line draw:style-name="gr7" draw:text-style-name="P7" draw:layer="layout" svg:x1="17.742cm" svg:y1="7.013cm" svg:x2="17.742cm" svg:y2="7.137cm">
          <text:p/>
        </draw:line>
        <draw:polygon draw:style-name="gr6" draw:text-style-name="P6" draw:layer="layout" svg:width="0cm" svg:height="0.123cm" svg:x="18.016cm" svg:y="7.013cm" svg:viewBox="0 0 0 124" draw:points="0,0 0,124">
          <text:p/>
        </draw:polygon>
        <draw:line draw:style-name="gr7" draw:text-style-name="P7" draw:layer="layout" svg:x1="18.016cm" svg:y1="7.013cm" svg:x2="18.016cm" svg:y2="7.137cm">
          <text:p/>
        </draw:line>
        <draw:polygon draw:style-name="gr6" draw:text-style-name="P6" draw:layer="layout" svg:width="0cm" svg:height="0.123cm" svg:x="18.289cm" svg:y="7.013cm" svg:viewBox="0 0 0 124" draw:points="0,0 0,124">
          <text:p/>
        </draw:polygon>
        <draw:line draw:style-name="gr7" draw:text-style-name="P7" draw:layer="layout" svg:x1="18.289cm" svg:y1="7.013cm" svg:x2="18.289cm" svg:y2="7.137cm">
          <text:p/>
        </draw:line>
        <draw:frame draw:style-name="gr8" draw:text-style-name="P9" draw:layer="layout" svg:width="0.569cm" svg:height="0.628cm" draw:transform="rotate (1.5707963267949) translate (17.102cm 7.825cm)">
          <draw:text-box>
            <text:p text:style-name="P8"><text:span text:style-name="T1">18</text:span></text:p>
          </draw:text-box>
        </draw:frame>
        <draw:polygon draw:style-name="gr6" draw:text-style-name="P6" draw:layer="layout" svg:width="0cm" svg:height="0.123cm" svg:x="18.563cm" svg:y="7.013cm" svg:viewBox="0 0 0 124" draw:points="0,0 0,124">
          <text:p/>
        </draw:polygon>
        <draw:line draw:style-name="gr7" draw:text-style-name="P7" draw:layer="layout" svg:x1="18.563cm" svg:y1="7.013cm" svg:x2="18.563cm" svg:y2="7.137cm">
          <text:p/>
        </draw:line>
        <draw:polygon draw:style-name="gr6" draw:text-style-name="P6" draw:layer="layout" svg:width="0cm" svg:height="0.123cm" svg:x="18.836cm" svg:y="7.013cm" svg:viewBox="0 0 0 124" draw:points="0,0 0,124">
          <text:p/>
        </draw:polygon>
        <draw:line draw:style-name="gr7" draw:text-style-name="P7" draw:layer="layout" svg:x1="18.836cm" svg:y1="7.013cm" svg:x2="18.836cm" svg:y2="7.137cm">
          <text:p/>
        </draw:line>
        <draw:polygon draw:style-name="gr6" draw:text-style-name="P6" draw:layer="layout" svg:width="0cm" svg:height="0.123cm" svg:x="19.11cm" svg:y="7.013cm" svg:viewBox="0 0 0 124" draw:points="0,0 0,124">
          <text:p/>
        </draw:polygon>
        <draw:line draw:style-name="gr7" draw:text-style-name="P7" draw:layer="layout" svg:x1="19.11cm" svg:y1="7.013cm" svg:x2="19.11cm" svg:y2="7.137cm">
          <text:p/>
        </draw:line>
        <draw:frame draw:style-name="gr8" draw:text-style-name="P9" draw:layer="layout" svg:width="0.569cm" svg:height="0.628cm" draw:transform="rotate (1.5707963267949) translate (17.923cm 7.825cm)">
          <draw:text-box>
            <text:p text:style-name="P8"><text:span text:style-name="T1">21</text:span></text:p>
          </draw:text-box>
        </draw:frame>
        <draw:polygon draw:style-name="gr6" draw:text-style-name="P6" draw:layer="layout" svg:width="0cm" svg:height="0.123cm" svg:x="19.383cm" svg:y="7.013cm" svg:viewBox="0 0 0 124" draw:points="0,0 0,124">
          <text:p/>
        </draw:polygon>
        <draw:line draw:style-name="gr7" draw:text-style-name="P7" draw:layer="layout" svg:x1="19.383cm" svg:y1="7.013cm" svg:x2="19.383cm" svg:y2="7.137cm">
          <text:p/>
        </draw:line>
        <draw:polygon draw:style-name="gr6" draw:text-style-name="P6" draw:layer="layout" svg:width="0cm" svg:height="0.123cm" svg:x="19.657cm" svg:y="7.013cm" svg:viewBox="0 0 0 124" draw:points="0,0 0,124">
          <text:p/>
        </draw:polygon>
        <draw:line draw:style-name="gr7" draw:text-style-name="P7" draw:layer="layout" svg:x1="19.657cm" svg:y1="7.013cm" svg:x2="19.657cm" svg:y2="7.137cm">
          <text:p/>
        </draw:line>
        <draw:polygon draw:style-name="gr6" draw:text-style-name="P6" draw:layer="layout" svg:width="0cm" svg:height="0.123cm" svg:x="19.93cm" svg:y="7.013cm" svg:viewBox="0 0 0 124" draw:points="0,0 0,124">
          <text:p/>
        </draw:polygon>
        <draw:line draw:style-name="gr7" draw:text-style-name="P7" draw:layer="layout" svg:x1="19.93cm" svg:y1="7.013cm" svg:x2="19.93cm" svg:y2="7.137cm">
          <text:p/>
        </draw:line>
        <draw:frame draw:style-name="gr8" draw:text-style-name="P9" draw:layer="layout" svg:width="0.569cm" svg:height="0.628cm" draw:transform="rotate (1.5707963267949) translate (18.743cm 7.825cm)">
          <draw:text-box>
            <text:p text:style-name="P8"><text:span text:style-name="T1">24</text:span></text:p>
          </draw:text-box>
        </draw:frame>
        <draw:polygon draw:style-name="gr6" draw:text-style-name="P6" draw:layer="layout" svg:width="0.123cm" svg:height="0cm" svg:x="11.766cm" svg:y="7.013cm" svg:viewBox="0 0 124 0" draw:points="124,0 0,0">
          <text:p/>
        </draw:polygon>
        <draw:line draw:style-name="gr7" draw:text-style-name="P7" draw:layer="layout" svg:x1="11.89cm" svg:y1="7.013cm" svg:x2="11.766cm" svg:y2="7.013cm">
          <text:p/>
        </draw:line>
        <draw:frame draw:style-name="gr8" draw:text-style-name="P9" draw:layer="layout" svg:width="0.569cm" svg:height="0.628cm" draw:transform="rotate (1.5707963267949) translate (19.563cm 7.825cm)">
          <draw:text-box>
            <text:p text:style-name="P8"><text:span text:style-name="T1">27</text:span></text:p>
          </draw:text-box>
        </draw:frame>
        <draw:polygon draw:style-name="gr6" draw:text-style-name="P6" draw:layer="layout" svg:width="0.123cm" svg:height="0cm" svg:x="11.766cm" svg:y="5.811cm" svg:viewBox="0 0 124 0" draw:points="124,0 0,0">
          <text:p/>
        </draw:polygon>
        <draw:line draw:style-name="gr7" draw:text-style-name="P7" draw:layer="layout" svg:x1="11.89cm" svg:y1="5.811cm" svg:x2="11.766cm" svg:y2="5.811cm">
          <text:p/>
        </draw:line>
        <draw:frame draw:style-name="gr8" draw:text-style-name="P9" draw:layer="layout" svg:width="0.709cm" svg:height="0.628cm" svg:x="10.938cm" svg:y="6.707cm">
          <draw:text-box>
            <text:p text:style-name="P8"><text:span text:style-name="T1">0.0</text:span></text:p>
          </draw:text-box>
        </draw:frame>
        <draw:polygon draw:style-name="gr6" draw:text-style-name="P6" draw:layer="layout" svg:width="0.123cm" svg:height="0cm" svg:x="11.766cm" svg:y="4.61cm" svg:viewBox="0 0 124 0" draw:points="124,0 0,0">
          <text:p/>
        </draw:polygon>
        <draw:line draw:style-name="gr7" draw:text-style-name="P7" draw:layer="layout" svg:x1="11.89cm" svg:y1="4.61cm" svg:x2="11.766cm" svg:y2="4.61cm">
          <text:p/>
        </draw:line>
        <draw:frame draw:style-name="gr8" draw:text-style-name="P9" draw:layer="layout" svg:width="0.709cm" svg:height="0.628cm" svg:x="10.938cm" svg:y="5.505cm">
          <draw:text-box>
            <text:p text:style-name="P8"><text:span text:style-name="T1">0.2</text:span></text:p>
          </draw:text-box>
        </draw:frame>
        <draw:polygon draw:style-name="gr6" draw:text-style-name="P6" draw:layer="layout" svg:width="0.123cm" svg:height="0cm" svg:x="11.766cm" svg:y="3.408cm" svg:viewBox="0 0 124 0" draw:points="124,0 0,0">
          <text:p/>
        </draw:polygon>
        <draw:line draw:style-name="gr7" draw:text-style-name="P7" draw:layer="layout" svg:x1="11.89cm" svg:y1="3.408cm" svg:x2="11.766cm" svg:y2="3.408cm">
          <text:p/>
        </draw:line>
        <draw:frame draw:style-name="gr8" draw:text-style-name="P9" draw:layer="layout" svg:width="0.709cm" svg:height="0.628cm" svg:x="10.938cm" svg:y="4.303cm">
          <draw:text-box>
            <text:p text:style-name="P8"><text:span text:style-name="T1">0.4</text:span></text:p>
          </draw:text-box>
        </draw:frame>
        <draw:polygon draw:style-name="gr6" draw:text-style-name="P6" draw:layer="layout" svg:width="0.123cm" svg:height="0cm" svg:x="11.766cm" svg:y="2.206cm" svg:viewBox="0 0 124 0" draw:points="124,0 0,0">
          <text:p/>
        </draw:polygon>
        <draw:line draw:style-name="gr7" draw:text-style-name="P7" draw:layer="layout" svg:x1="11.89cm" svg:y1="2.206cm" svg:x2="11.766cm" svg:y2="2.206cm">
          <text:p/>
        </draw:line>
        <draw:frame draw:style-name="gr8" draw:text-style-name="P9" draw:layer="layout" svg:width="0.709cm" svg:height="0.628cm" svg:x="10.938cm" svg:y="3.101cm">
          <draw:text-box>
            <text:p text:style-name="P8"><text:span text:style-name="T1">0.6</text:span></text:p>
          </draw:text-box>
        </draw:frame>
        <draw:polygon draw:style-name="gr6" draw:text-style-name="P6" draw:layer="layout" svg:width="0.123cm" svg:height="0cm" svg:x="11.766cm" svg:y="1.004cm" svg:viewBox="0 0 124 0" draw:points="124,0 0,0">
          <text:p/>
        </draw:polygon>
        <draw:line draw:style-name="gr7" draw:text-style-name="P7" draw:layer="layout" svg:x1="11.89cm" svg:y1="1.004cm" svg:x2="11.766cm" svg:y2="1.004cm">
          <text:p/>
        </draw:line>
        <draw:frame draw:style-name="gr8" draw:text-style-name="P9" draw:layer="layout" svg:width="0.709cm" svg:height="0.628cm" svg:x="10.938cm" svg:y="1.9cm">
          <draw:text-box>
            <text:p text:style-name="P8"><text:span text:style-name="T1">0.8</text:span></text:p>
          </draw:text-box>
        </draw:frame>
        <draw:polyline draw:style-name="gr9" draw:text-style-name="P7" draw:layer="layout" svg:width="7.658cm" svg:height="4.654cm" svg:x="12.272cm" svg:y="2.359cm" svg:viewBox="0 0 7659 4655" draw:points="0,2801 274,1462 547,964 821,669 1094,698 1368,624 1641,318 1915,590 2188,0 2462,7 2735,199 3009,314 3282,1305 3556,1514 3829,1953 4103,2676 4376,3519 4650,4075 4923,4290 5197,4318 5470,4360 5744,3655 6017,4639 6291,4639 6564,4639 6838,4612 7112,4639 7386,4639 7659,4655">
          <text:p/>
        </draw:polyline>
        <draw:polyline draw:style-name="gr10" draw:text-style-name="P7" draw:layer="layout" svg:width="7.658cm" svg:height="4.374cm" svg:x="12.272cm" svg:y="2.639cm" svg:viewBox="0 0 7659 4375" draw:points="0,1486 274,1169 547,818 821,357 1094,301 1368,247 1641,110 1915,124 2188,0 2462,179 2735,308 3009,740 3282,1464 3556,1683 3829,2312 4103,2773 4376,4092 4650,4245 4923,4318 5197,4346 5470,4359 5744,4359 6017,4359 6291,4359 6564,4375 6838,4375 7112,4375 7386,4375 7659,4375">
          <text:p/>
        </draw:polyline>
        <draw:polyline draw:style-name="gr11" draw:text-style-name="P7" draw:layer="layout" svg:width="7.658cm" svg:height="0.618cm" svg:x="12.272cm" svg:y="6.395cm" svg:viewBox="0 0 7659 619" draw:points="0,603 274,365 547,189 821,0 1094,219 1368,143 1641,225 1915,377 2188,242 2462,467 2735,505 3009,507 3282,590 3556,619 3829,619 4103,619 4376,619 4650,606 4923,619 5197,603 5470,603 5744,619 6017,619 6291,619 6564,619 6838,619 7112,619 7386,619 7659,619">
          <text:p/>
        </draw:polyline>
        <draw:polyline draw:style-name="gr12" draw:text-style-name="P7" draw:layer="layout" svg:width="7.658cm" svg:height="0.017cm" svg:x="12.272cm" svg:y="6.997cm" svg:viewBox="0 0 7659 18" draw:points="0,0 274,0 547,0 821,0 1094,0 1368,0 1641,0 1915,0 2188,0 2462,0 2735,0 3009,0 3282,0 3556,0 3829,0 4103,18 4376,18 4650,18 4923,0 5197,0 5470,0 5744,0 6017,18 6291,18 6564,18 6838,18 7112,18 7386,18 7659,18">
          <text:p/>
        </draw:polyline>
        <draw:line draw:style-name="gr13" draw:text-style-name="P7" draw:layer="layout" svg:x1="11.89cm" svg:y1="7.013cm" svg:x2="11.89cm" svg:y2="1.004cm">
          <text:p/>
        </draw:line>
        <draw:line draw:style-name="gr13" draw:text-style-name="P7" draw:layer="layout" svg:x1="20.313cm" svg:y1="7.013cm" svg:x2="20.313cm" svg:y2="1.004cm">
          <text:p/>
        </draw:line>
        <draw:line draw:style-name="gr13" draw:text-style-name="P7" draw:layer="layout" svg:x1="11.89cm" svg:y1="7.013cm" svg:x2="20.313cm" svg:y2="7.013cm">
          <text:p/>
        </draw:line>
        <draw:line draw:style-name="gr13" draw:text-style-name="P7" draw:layer="layout" svg:x1="11.89cm" svg:y1="1.004cm" svg:x2="20.313cm" svg:y2="1.004cm">
          <text:p/>
        </draw:line>
        <draw:frame draw:style-name="gr8" draw:text-style-name="P9" draw:layer="layout" svg:width="0.709cm" svg:height="0.628cm" svg:x="10.938cm" svg:y="0.698cm">
          <draw:text-box>
            <text:p text:style-name="P8"><text:span text:style-name="T1">1.0</text:span></text:p>
          </draw:text-box>
        </draw:frame>
        <draw:polygon draw:style-name="gr1" draw:text-style-name="P1" draw:layer="layout" svg:width="8.424cm" svg:height="6.009cm" svg:x="21.725cm" svg:y="1.004cm" svg:viewBox="0 0 8425 6010" draw:points="0,6010 8425,6010 8425,0 0,0">
          <text:p/>
        </draw:polygon>
        <draw:polygon draw:style-name="gr2" draw:text-style-name="P2" draw:layer="layout" svg:width="7.658cm" svg:height="5.986cm" svg:x="22.108cm" svg:y="1.096cm" svg:viewBox="0 0 7659 5987" draw:points="0,807 0,1896 274,1257 547,1110 821,1074 1094,1125 1368,1096 1641,1178 1915,1228 2188,1351 2462,1386 2735,1455 3009,1655 3282,1622 3556,2203 3829,2562 4103,2838 4376,2624 4650,5554 4924,5672 5198,5363 5471,5965 5745,5983 6018,5987 6292,5973 6565,5910 6839,5983 7112,5983 7386,5983 7659,5983 7659,5715 7386,5715 7112,5715 6839,5715 6565,5401 6292,5339 6018,5516 5745,5715 5471,5647 5198,4306 4924,4715 4650,4502 4376,1279 4103,1664 3829,1552 3556,1247 3282,519 3009,516 2735,378 2462,259 2188,210 1915,145 1641,51 1368,0 1094,1 821,13 547,35 274,140">
          <text:p/>
        </draw:polygon>
        <draw:polygon draw:style-name="gr3" draw:text-style-name="P3" draw:layer="layout" svg:width="7.658cm" svg:height="5.835cm" svg:x="22.108cm" svg:y="1.246cm" svg:viewBox="0 0 7659 5836" draw:points="0,3664 0,4590 274,2517 547,1924 821,1095 1094,1112 1368,1126 1641,970 1915,970 2188,943 2462,1158 2735,1234 3009,1405 3282,1945 3556,3126 3829,4156 4103,4224 4376,4183 4650,5713 4924,5713 5198,5731 5471,5833 5745,5836 6018,5833 6292,5833 6565,5833 6839,5833 7112,5833 7386,5833 7659,5833 7659,5565 7386,5565 7112,5565 6839,5565 6565,5565 6292,5565 6018,5565 5745,5590 5471,5565 5198,5364 4924,5356 4650,5356 4376,3075 4103,3032 3829,2876 3556,1882 3282,750 3009,284 2735,232 2462,204 2188,0 1915,25 1641,25 1368,8 1094,157 821,118 547,654 274,1291">
          <text:p/>
        </draw:polygon>
        <draw:polygon draw:style-name="gr4" draw:text-style-name="P4" draw:layer="layout" svg:width="7.658cm" svg:height="1.618cm" svg:x="22.108cm" svg:y="5.502cm" svg:viewBox="0 0 7659 1619" draw:points="0,1283 0,1605 274,1204 547,1220 821,1242 1094,1150 1368,1385 1641,1473 1915,1449 2188,1489 2462,1432 2735,1619 3009,1609 3282,1619 3556,1577 3829,1580 4103,1580 4376,1580 4650,1577 4924,1577 5198,1577 5471,1575 5745,1562 6018,1512 6292,1512 6565,1512 6839,1512 7112,1575 7386,1577 7659,1577 7659,1309 7386,1309 7112,1203 6839,1512 6565,1512 6292,1512 6018,1512 5745,1436 5471,1395 5198,1309 4924,1309 4650,1309 4376,1334 4103,1334 3829,1334 3556,1309 3282,1214 3009,1194 2735,1156 2462,677 2188,759 1915,693 1641,669 1368,564 1094,0 821,373 547,325 274,375">
          <text:p/>
        </draw:polygon>
        <draw:polygon draw:style-name="gr5" draw:text-style-name="P5" draw:layer="layout" svg:width="7.658cm" svg:height="0.716cm" svg:x="22.108cm" svg:y="6.404cm" svg:viewBox="0 0 7659 717" draw:points="0,0 0,606 274,691 547,700 821,668 1094,669 1368,679 1641,669 1915,686 2188,717 2462,717 2735,717 3009,717 3282,700 3556,671 3829,671 4103,671 4376,675 4650,675 4924,675 5198,675 5471,675 5745,678 6018,678 6292,678 6565,675 6839,675 7112,675 7386,675 7659,675 7659,407 7386,407 7112,407 6839,407 6565,407 6292,432 6018,432 5745,432 5471,407 5198,407 4924,407 4650,407 4376,407 4103,381 3829,381 3556,381 3282,355 3009,309 2735,309 2462,253 2188,253 1915,66 1641,55 1368,14 1094,55 821,54 547,50 274,226">
          <text:p/>
        </draw:polygon>
        <draw:polygon draw:style-name="gr6" draw:text-style-name="P6" draw:layer="layout" svg:width="0cm" svg:height="0.123cm" svg:x="22.108cm" svg:y="7.013cm" svg:viewBox="0 0 0 124" draw:points="0,0 0,124">
          <text:p/>
        </draw:polygon>
        <draw:line draw:style-name="gr7" draw:text-style-name="P7" draw:layer="layout" svg:x1="22.108cm" svg:y1="7.013cm" svg:x2="22.108cm" svg:y2="7.137cm">
          <text:p/>
        </draw:line>
        <draw:frame draw:style-name="gr14" draw:text-style-name="P10" draw:layer="layout" svg:width="5.048cm" svg:height="0.86cm" svg:x="13.58cm" svg:y="0.102cm">
          <draw:text-box>
            <text:p text:style-name="P8"><text:span text:style-name="T2">task person type</text:span></text:p>
          </draw:text-box>
        </draw:frame>
        <draw:polygon draw:style-name="gr6" draw:text-style-name="P6" draw:layer="layout" svg:width="0cm" svg:height="0.123cm" svg:x="22.382cm" svg:y="7.013cm" svg:viewBox="0 0 0 124" draw:points="0,0 0,124">
          <text:p/>
        </draw:polygon>
        <draw:line draw:style-name="gr7" draw:text-style-name="P7" draw:layer="layout" svg:x1="22.382cm" svg:y1="7.013cm" svg:x2="22.382cm" svg:y2="7.137cm">
          <text:p/>
        </draw:line>
        <draw:polygon draw:style-name="gr6" draw:text-style-name="P6" draw:layer="layout" svg:width="0cm" svg:height="0.123cm" svg:x="22.655cm" svg:y="7.013cm" svg:viewBox="0 0 0 124" draw:points="0,0 0,124">
          <text:p/>
        </draw:polygon>
        <draw:line draw:style-name="gr7" draw:text-style-name="P7" draw:layer="layout" svg:x1="22.655cm" svg:y1="7.013cm" svg:x2="22.655cm" svg:y2="7.137cm">
          <text:p/>
        </draw:line>
        <draw:polygon draw:style-name="gr6" draw:text-style-name="P6" draw:layer="layout" svg:width="0cm" svg:height="0.123cm" svg:x="22.929cm" svg:y="7.013cm" svg:viewBox="0 0 0 124" draw:points="0,0 0,124">
          <text:p/>
        </draw:polygon>
        <draw:line draw:style-name="gr7" draw:text-style-name="P7" draw:layer="layout" svg:x1="22.929cm" svg:y1="7.013cm" svg:x2="22.929cm" svg:y2="7.137cm">
          <text:p/>
        </draw:line>
        <draw:polygon draw:style-name="gr6" draw:text-style-name="P6" draw:layer="layout" svg:width="0cm" svg:height="0.123cm" svg:x="23.202cm" svg:y="7.013cm" svg:viewBox="0 0 0 124" draw:points="0,0 0,124">
          <text:p/>
        </draw:polygon>
        <draw:line draw:style-name="gr7" draw:text-style-name="P7" draw:layer="layout" svg:x1="23.202cm" svg:y1="7.013cm" svg:x2="23.202cm" svg:y2="7.137cm">
          <text:p/>
        </draw:line>
        <draw:frame draw:style-name="gr8" draw:text-style-name="P9" draw:layer="layout" svg:width="0.971cm" svg:height="0.628cm" draw:transform="rotate (1.5707963267949) translate (21.741cm 8.233cm)">
          <draw:text-box>
            <text:p text:style-name="P8"><text:span text:style-name="T1">emb</text:span></text:p>
          </draw:text-box>
        </draw:frame>
        <draw:polygon draw:style-name="gr6" draw:text-style-name="P6" draw:layer="layout" svg:width="0cm" svg:height="0.123cm" svg:x="23.476cm" svg:y="7.013cm" svg:viewBox="0 0 0 124" draw:points="0,0 0,124">
          <text:p/>
        </draw:polygon>
        <draw:line draw:style-name="gr7" draw:text-style-name="P7" draw:layer="layout" svg:x1="23.476cm" svg:y1="7.013cm" svg:x2="23.476cm" svg:y2="7.137cm">
          <text:p/>
        </draw:line>
        <draw:polygon draw:style-name="gr6" draw:text-style-name="P6" draw:layer="layout" svg:width="0cm" svg:height="0.123cm" svg:x="23.749cm" svg:y="7.013cm" svg:viewBox="0 0 0 124" draw:points="0,0 0,124">
          <text:p/>
        </draw:polygon>
        <draw:line draw:style-name="gr7" draw:text-style-name="P7" draw:layer="layout" svg:x1="23.749cm" svg:y1="7.013cm" svg:x2="23.749cm" svg:y2="7.137cm">
          <text:p/>
        </draw:line>
        <draw:polygon draw:style-name="gr6" draw:text-style-name="P6" draw:layer="layout" svg:width="0cm" svg:height="0.123cm" svg:x="24.023cm" svg:y="7.013cm" svg:viewBox="0 0 0 124" draw:points="0,0 0,124">
          <text:p/>
        </draw:polygon>
        <draw:line draw:style-name="gr7" draw:text-style-name="P7" draw:layer="layout" svg:x1="24.023cm" svg:y1="7.013cm" svg:x2="24.023cm" svg:y2="7.137cm">
          <text:p/>
        </draw:line>
        <draw:frame draw:style-name="gr8" draw:text-style-name="P9" draw:layer="layout" svg:width="0.563cm" svg:height="0.628cm" draw:transform="rotate (1.5707963267949) translate (22.835cm 7.543cm)">
          <draw:text-box>
            <text:p text:style-name="P8"><text:span text:style-name="T1">3</text:span></text:p>
          </draw:text-box>
        </draw:frame>
        <draw:polygon draw:style-name="gr6" draw:text-style-name="P6" draw:layer="layout" svg:width="0cm" svg:height="0.123cm" svg:x="24.296cm" svg:y="7.013cm" svg:viewBox="0 0 0 124" draw:points="0,0 0,124">
          <text:p/>
        </draw:polygon>
        <draw:line draw:style-name="gr7" draw:text-style-name="P7" draw:layer="layout" svg:x1="24.296cm" svg:y1="7.013cm" svg:x2="24.296cm" svg:y2="7.137cm">
          <text:p/>
        </draw:line>
        <draw:polygon draw:style-name="gr6" draw:text-style-name="P6" draw:layer="layout" svg:width="0cm" svg:height="0.123cm" svg:x="24.57cm" svg:y="7.013cm" svg:viewBox="0 0 0 124" draw:points="0,0 0,124">
          <text:p/>
        </draw:polygon>
        <draw:line draw:style-name="gr7" draw:text-style-name="P7" draw:layer="layout" svg:x1="24.57cm" svg:y1="7.013cm" svg:x2="24.57cm" svg:y2="7.137cm">
          <text:p/>
        </draw:line>
        <draw:polygon draw:style-name="gr6" draw:text-style-name="P6" draw:layer="layout" svg:width="0cm" svg:height="0.123cm" svg:x="24.843cm" svg:y="7.013cm" svg:viewBox="0 0 0 124" draw:points="0,0 0,124">
          <text:p/>
        </draw:polygon>
        <draw:line draw:style-name="gr7" draw:text-style-name="P7" draw:layer="layout" svg:x1="24.843cm" svg:y1="7.013cm" svg:x2="24.843cm" svg:y2="7.137cm">
          <text:p/>
        </draw:line>
        <draw:frame draw:style-name="gr8" draw:text-style-name="P9" draw:layer="layout" svg:width="0.563cm" svg:height="0.628cm" draw:transform="rotate (1.5707963267949) translate (23.656cm 7.543cm)">
          <draw:text-box>
            <text:p text:style-name="P8"><text:span text:style-name="T1">6</text:span></text:p>
          </draw:text-box>
        </draw:frame>
        <draw:polygon draw:style-name="gr6" draw:text-style-name="P6" draw:layer="layout" svg:width="0cm" svg:height="0.123cm" svg:x="25.117cm" svg:y="7.013cm" svg:viewBox="0 0 0 124" draw:points="0,0 0,124">
          <text:p/>
        </draw:polygon>
        <draw:line draw:style-name="gr7" draw:text-style-name="P7" draw:layer="layout" svg:x1="25.117cm" svg:y1="7.013cm" svg:x2="25.117cm" svg:y2="7.137cm">
          <text:p/>
        </draw:line>
        <draw:polygon draw:style-name="gr6" draw:text-style-name="P6" draw:layer="layout" svg:width="0cm" svg:height="0.123cm" svg:x="25.39cm" svg:y="7.013cm" svg:viewBox="0 0 0 124" draw:points="0,0 0,124">
          <text:p/>
        </draw:polygon>
        <draw:line draw:style-name="gr7" draw:text-style-name="P7" draw:layer="layout" svg:x1="25.39cm" svg:y1="7.013cm" svg:x2="25.39cm" svg:y2="7.137cm">
          <text:p/>
        </draw:line>
        <draw:polygon draw:style-name="gr6" draw:text-style-name="P6" draw:layer="layout" svg:width="0cm" svg:height="0.123cm" svg:x="25.664cm" svg:y="7.013cm" svg:viewBox="0 0 0 124" draw:points="0,0 0,124">
          <text:p/>
        </draw:polygon>
        <draw:line draw:style-name="gr7" draw:text-style-name="P7" draw:layer="layout" svg:x1="25.664cm" svg:y1="7.013cm" svg:x2="25.664cm" svg:y2="7.137cm">
          <text:p/>
        </draw:line>
        <draw:frame draw:style-name="gr8" draw:text-style-name="P9" draw:layer="layout" svg:width="0.563cm" svg:height="0.628cm" draw:transform="rotate (1.5707963267949) translate (24.476cm 7.543cm)">
          <draw:text-box>
            <text:p text:style-name="P8"><text:span text:style-name="T1">9</text:span></text:p>
          </draw:text-box>
        </draw:frame>
        <draw:polygon draw:style-name="gr6" draw:text-style-name="P6" draw:layer="layout" svg:width="0cm" svg:height="0.123cm" svg:x="25.937cm" svg:y="7.013cm" svg:viewBox="0 0 0 124" draw:points="0,0 0,124">
          <text:p/>
        </draw:polygon>
        <draw:line draw:style-name="gr7" draw:text-style-name="P7" draw:layer="layout" svg:x1="25.937cm" svg:y1="7.013cm" svg:x2="25.937cm" svg:y2="7.137cm">
          <text:p/>
        </draw:line>
        <draw:polygon draw:style-name="gr6" draw:text-style-name="P6" draw:layer="layout" svg:width="0cm" svg:height="0.123cm" svg:x="26.211cm" svg:y="7.013cm" svg:viewBox="0 0 0 124" draw:points="0,0 0,124">
          <text:p/>
        </draw:polygon>
        <draw:line draw:style-name="gr7" draw:text-style-name="P7" draw:layer="layout" svg:x1="26.211cm" svg:y1="7.013cm" svg:x2="26.211cm" svg:y2="7.137cm">
          <text:p/>
        </draw:line>
        <draw:polygon draw:style-name="gr6" draw:text-style-name="P6" draw:layer="layout" svg:width="0cm" svg:height="0.123cm" svg:x="26.484cm" svg:y="7.013cm" svg:viewBox="0 0 0 124" draw:points="0,0 0,124">
          <text:p/>
        </draw:polygon>
        <draw:line draw:style-name="gr7" draw:text-style-name="P7" draw:layer="layout" svg:x1="26.484cm" svg:y1="7.013cm" svg:x2="26.484cm" svg:y2="7.137cm">
          <text:p/>
        </draw:line>
        <draw:frame draw:style-name="gr8" draw:text-style-name="P9" draw:layer="layout" svg:width="0.569cm" svg:height="0.628cm" draw:transform="rotate (1.5707963267949) translate (25.297cm 7.825cm)">
          <draw:text-box>
            <text:p text:style-name="P8"><text:span text:style-name="T1">12</text:span></text:p>
          </draw:text-box>
        </draw:frame>
        <draw:polygon draw:style-name="gr6" draw:text-style-name="P6" draw:layer="layout" svg:width="0cm" svg:height="0.123cm" svg:x="26.758cm" svg:y="7.013cm" svg:viewBox="0 0 0 124" draw:points="0,0 0,124">
          <text:p/>
        </draw:polygon>
        <draw:line draw:style-name="gr7" draw:text-style-name="P7" draw:layer="layout" svg:x1="26.758cm" svg:y1="7.013cm" svg:x2="26.758cm" svg:y2="7.137cm">
          <text:p/>
        </draw:line>
        <draw:polygon draw:style-name="gr6" draw:text-style-name="P6" draw:layer="layout" svg:width="0cm" svg:height="0.123cm" svg:x="27.031cm" svg:y="7.013cm" svg:viewBox="0 0 0 124" draw:points="0,0 0,124">
          <text:p/>
        </draw:polygon>
        <draw:line draw:style-name="gr7" draw:text-style-name="P7" draw:layer="layout" svg:x1="27.031cm" svg:y1="7.013cm" svg:x2="27.031cm" svg:y2="7.137cm">
          <text:p/>
        </draw:line>
        <draw:polygon draw:style-name="gr6" draw:text-style-name="P6" draw:layer="layout" svg:width="0cm" svg:height="0.123cm" svg:x="27.305cm" svg:y="7.013cm" svg:viewBox="0 0 0 124" draw:points="0,0 0,124">
          <text:p/>
        </draw:polygon>
        <draw:line draw:style-name="gr7" draw:text-style-name="P7" draw:layer="layout" svg:x1="27.305cm" svg:y1="7.013cm" svg:x2="27.305cm" svg:y2="7.137cm">
          <text:p/>
        </draw:line>
        <draw:frame draw:style-name="gr8" draw:text-style-name="P9" draw:layer="layout" svg:width="0.569cm" svg:height="0.628cm" draw:transform="rotate (1.5707963267949) translate (26.117cm 7.825cm)">
          <draw:text-box>
            <text:p text:style-name="P8"><text:span text:style-name="T1">15</text:span></text:p>
          </draw:text-box>
        </draw:frame>
        <draw:polygon draw:style-name="gr6" draw:text-style-name="P6" draw:layer="layout" svg:width="0cm" svg:height="0.123cm" svg:x="27.578cm" svg:y="7.013cm" svg:viewBox="0 0 0 124" draw:points="0,0 0,124">
          <text:p/>
        </draw:polygon>
        <draw:line draw:style-name="gr7" draw:text-style-name="P7" draw:layer="layout" svg:x1="27.578cm" svg:y1="7.013cm" svg:x2="27.578cm" svg:y2="7.137cm">
          <text:p/>
        </draw:line>
        <draw:polygon draw:style-name="gr6" draw:text-style-name="P6" draw:layer="layout" svg:width="0cm" svg:height="0.123cm" svg:x="27.852cm" svg:y="7.013cm" svg:viewBox="0 0 0 124" draw:points="0,0 0,124">
          <text:p/>
        </draw:polygon>
        <draw:line draw:style-name="gr7" draw:text-style-name="P7" draw:layer="layout" svg:x1="27.852cm" svg:y1="7.013cm" svg:x2="27.852cm" svg:y2="7.137cm">
          <text:p/>
        </draw:line>
        <draw:polygon draw:style-name="gr6" draw:text-style-name="P6" draw:layer="layout" svg:width="0cm" svg:height="0.123cm" svg:x="28.125cm" svg:y="7.013cm" svg:viewBox="0 0 0 124" draw:points="0,0 0,124">
          <text:p/>
        </draw:polygon>
        <draw:line draw:style-name="gr7" draw:text-style-name="P7" draw:layer="layout" svg:x1="28.125cm" svg:y1="7.013cm" svg:x2="28.125cm" svg:y2="7.137cm">
          <text:p/>
        </draw:line>
        <draw:frame draw:style-name="gr8" draw:text-style-name="P9" draw:layer="layout" svg:width="0.569cm" svg:height="0.628cm" draw:transform="rotate (1.5707963267949) translate (26.938cm 7.825cm)">
          <draw:text-box>
            <text:p text:style-name="P8"><text:span text:style-name="T1">18</text:span></text:p>
          </draw:text-box>
        </draw:frame>
        <draw:polygon draw:style-name="gr6" draw:text-style-name="P6" draw:layer="layout" svg:width="0cm" svg:height="0.123cm" svg:x="28.399cm" svg:y="7.013cm" svg:viewBox="0 0 0 124" draw:points="0,0 0,124">
          <text:p/>
        </draw:polygon>
        <draw:line draw:style-name="gr7" draw:text-style-name="P7" draw:layer="layout" svg:x1="28.399cm" svg:y1="7.013cm" svg:x2="28.399cm" svg:y2="7.137cm">
          <text:p/>
        </draw:line>
        <draw:polygon draw:style-name="gr6" draw:text-style-name="P6" draw:layer="layout" svg:width="0cm" svg:height="0.123cm" svg:x="28.672cm" svg:y="7.013cm" svg:viewBox="0 0 0 124" draw:points="0,0 0,124">
          <text:p/>
        </draw:polygon>
        <draw:line draw:style-name="gr7" draw:text-style-name="P7" draw:layer="layout" svg:x1="28.672cm" svg:y1="7.013cm" svg:x2="28.672cm" svg:y2="7.137cm">
          <text:p/>
        </draw:line>
        <draw:polygon draw:style-name="gr6" draw:text-style-name="P6" draw:layer="layout" svg:width="0cm" svg:height="0.123cm" svg:x="28.946cm" svg:y="7.013cm" svg:viewBox="0 0 0 124" draw:points="0,0 0,124">
          <text:p/>
        </draw:polygon>
        <draw:line draw:style-name="gr7" draw:text-style-name="P7" draw:layer="layout" svg:x1="28.946cm" svg:y1="7.013cm" svg:x2="28.946cm" svg:y2="7.137cm">
          <text:p/>
        </draw:line>
        <draw:frame draw:style-name="gr8" draw:text-style-name="P9" draw:layer="layout" svg:width="0.569cm" svg:height="0.628cm" draw:transform="rotate (1.5707963267949) translate (27.758cm 7.825cm)">
          <draw:text-box>
            <text:p text:style-name="P8"><text:span text:style-name="T1">21</text:span></text:p>
          </draw:text-box>
        </draw:frame>
        <draw:polygon draw:style-name="gr6" draw:text-style-name="P6" draw:layer="layout" svg:width="0cm" svg:height="0.123cm" svg:x="29.219cm" svg:y="7.013cm" svg:viewBox="0 0 0 124" draw:points="0,0 0,124">
          <text:p/>
        </draw:polygon>
        <draw:line draw:style-name="gr7" draw:text-style-name="P7" draw:layer="layout" svg:x1="29.219cm" svg:y1="7.013cm" svg:x2="29.219cm" svg:y2="7.137cm">
          <text:p/>
        </draw:line>
        <draw:polygon draw:style-name="gr6" draw:text-style-name="P6" draw:layer="layout" svg:width="0cm" svg:height="0.123cm" svg:x="29.493cm" svg:y="7.013cm" svg:viewBox="0 0 0 124" draw:points="0,0 0,124">
          <text:p/>
        </draw:polygon>
        <draw:line draw:style-name="gr7" draw:text-style-name="P7" draw:layer="layout" svg:x1="29.493cm" svg:y1="7.013cm" svg:x2="29.493cm" svg:y2="7.137cm">
          <text:p/>
        </draw:line>
        <draw:polygon draw:style-name="gr6" draw:text-style-name="P6" draw:layer="layout" svg:width="0cm" svg:height="0.123cm" svg:x="29.766cm" svg:y="7.013cm" svg:viewBox="0 0 0 124" draw:points="0,0 0,124">
          <text:p/>
        </draw:polygon>
        <draw:line draw:style-name="gr7" draw:text-style-name="P7" draw:layer="layout" svg:x1="29.766cm" svg:y1="7.013cm" svg:x2="29.766cm" svg:y2="7.137cm">
          <text:p/>
        </draw:line>
        <draw:frame draw:style-name="gr8" draw:text-style-name="P9" draw:layer="layout" svg:width="0.569cm" svg:height="0.628cm" draw:transform="rotate (1.5707963267949) translate (28.579cm 7.825cm)">
          <draw:text-box>
            <text:p text:style-name="P8"><text:span text:style-name="T1">24</text:span></text:p>
          </draw:text-box>
        </draw:frame>
        <draw:polygon draw:style-name="gr6" draw:text-style-name="P6" draw:layer="layout" svg:width="0.122cm" svg:height="0cm" svg:x="21.602cm" svg:y="7.013cm" svg:viewBox="0 0 123 0" draw:points="123,0 0,0">
          <text:p/>
        </draw:polygon>
        <draw:line draw:style-name="gr7" draw:text-style-name="P7" draw:layer="layout" svg:x1="21.725cm" svg:y1="7.013cm" svg:x2="21.602cm" svg:y2="7.013cm">
          <text:p/>
        </draw:line>
        <draw:frame draw:style-name="gr8" draw:text-style-name="P9" draw:layer="layout" svg:width="0.569cm" svg:height="0.628cm" draw:transform="rotate (1.5707963267949) translate (29.399cm 7.825cm)">
          <draw:text-box>
            <text:p text:style-name="P8"><text:span text:style-name="T1">27</text:span></text:p>
          </draw:text-box>
        </draw:frame>
        <draw:polygon draw:style-name="gr6" draw:text-style-name="P6" draw:layer="layout" svg:width="0.122cm" svg:height="0cm" svg:x="21.602cm" svg:y="5.811cm" svg:viewBox="0 0 123 0" draw:points="123,0 0,0">
          <text:p/>
        </draw:polygon>
        <draw:line draw:style-name="gr7" draw:text-style-name="P7" draw:layer="layout" svg:x1="21.725cm" svg:y1="5.811cm" svg:x2="21.602cm" svg:y2="5.811cm">
          <text:p/>
        </draw:line>
        <draw:frame draw:style-name="gr8" draw:text-style-name="P9" draw:layer="layout" svg:width="0.709cm" svg:height="0.628cm" svg:x="20.773cm" svg:y="6.707cm">
          <draw:text-box>
            <text:p text:style-name="P8"><text:span text:style-name="T1">0.0</text:span></text:p>
          </draw:text-box>
        </draw:frame>
        <draw:polygon draw:style-name="gr6" draw:text-style-name="P6" draw:layer="layout" svg:width="0.122cm" svg:height="0cm" svg:x="21.602cm" svg:y="4.61cm" svg:viewBox="0 0 123 0" draw:points="123,0 0,0">
          <text:p/>
        </draw:polygon>
        <draw:line draw:style-name="gr7" draw:text-style-name="P7" draw:layer="layout" svg:x1="21.725cm" svg:y1="4.61cm" svg:x2="21.602cm" svg:y2="4.61cm">
          <text:p/>
        </draw:line>
        <draw:frame draw:style-name="gr8" draw:text-style-name="P9" draw:layer="layout" svg:width="0.709cm" svg:height="0.628cm" svg:x="20.773cm" svg:y="5.505cm">
          <draw:text-box>
            <text:p text:style-name="P8"><text:span text:style-name="T1">0.2</text:span></text:p>
          </draw:text-box>
        </draw:frame>
        <draw:polygon draw:style-name="gr6" draw:text-style-name="P6" draw:layer="layout" svg:width="0.122cm" svg:height="0cm" svg:x="21.602cm" svg:y="3.408cm" svg:viewBox="0 0 123 0" draw:points="123,0 0,0">
          <text:p/>
        </draw:polygon>
        <draw:line draw:style-name="gr7" draw:text-style-name="P7" draw:layer="layout" svg:x1="21.725cm" svg:y1="3.408cm" svg:x2="21.602cm" svg:y2="3.408cm">
          <text:p/>
        </draw:line>
        <draw:frame draw:style-name="gr8" draw:text-style-name="P9" draw:layer="layout" svg:width="0.709cm" svg:height="0.628cm" svg:x="20.773cm" svg:y="4.303cm">
          <draw:text-box>
            <text:p text:style-name="P8"><text:span text:style-name="T1">0.4</text:span></text:p>
          </draw:text-box>
        </draw:frame>
        <draw:polygon draw:style-name="gr6" draw:text-style-name="P6" draw:layer="layout" svg:width="0.122cm" svg:height="0cm" svg:x="21.602cm" svg:y="2.206cm" svg:viewBox="0 0 123 0" draw:points="123,0 0,0">
          <text:p/>
        </draw:polygon>
        <draw:line draw:style-name="gr7" draw:text-style-name="P7" draw:layer="layout" svg:x1="21.725cm" svg:y1="2.206cm" svg:x2="21.602cm" svg:y2="2.206cm">
          <text:p/>
        </draw:line>
        <draw:frame draw:style-name="gr8" draw:text-style-name="P9" draw:layer="layout" svg:width="0.709cm" svg:height="0.628cm" svg:x="20.773cm" svg:y="3.101cm">
          <draw:text-box>
            <text:p text:style-name="P8"><text:span text:style-name="T1">0.6</text:span></text:p>
          </draw:text-box>
        </draw:frame>
        <draw:polygon draw:style-name="gr6" draw:text-style-name="P6" draw:layer="layout" svg:width="0.122cm" svg:height="0cm" svg:x="21.602cm" svg:y="1.004cm" svg:viewBox="0 0 123 0" draw:points="123,0 0,0">
          <text:p/>
        </draw:polygon>
        <draw:line draw:style-name="gr7" draw:text-style-name="P7" draw:layer="layout" svg:x1="21.725cm" svg:y1="1.004cm" svg:x2="21.602cm" svg:y2="1.004cm">
          <text:p/>
        </draw:line>
        <draw:frame draw:style-name="gr8" draw:text-style-name="P9" draw:layer="layout" svg:width="0.709cm" svg:height="0.628cm" svg:x="20.773cm" svg:y="1.9cm">
          <draw:text-box>
            <text:p text:style-name="P8"><text:span text:style-name="T1">0.8</text:span></text:p>
          </draw:text-box>
        </draw:frame>
        <draw:polyline draw:style-name="gr9" draw:text-style-name="P7" draw:layer="layout" svg:width="7.658cm" svg:height="5.305cm" svg:x="22.108cm" svg:y="1.639cm" svg:viewBox="0 0 7659 5306" draw:points="0,809 274,156 547,29 821,0 1094,20 1368,5 1641,71 1915,143 2188,238 2462,279 2735,374 3009,543 3282,527 3556,1182 3829,1515 4103,1709 4376,1409 4650,4485 4924,4651 5198,4292 5471,5263 5745,5306 6018,5209 6292,5113 6565,5112 6839,5306 7112,5306 7386,5306 7659,5306">
          <text:p/>
        </draw:polyline>
        <draw:polyline draw:style-name="gr10" draw:text-style-name="P7" draw:layer="layout" svg:width="7.658cm" svg:height="5.241cm" svg:x="22.108cm" svg:y="1.717cm" svg:viewBox="0 0 7659 5242" draw:points="0,3656 274,1433 547,817 821,135 1094,163 1368,96 1641,27 1915,27 2188,0 2462,210 2735,262 3009,373 3282,876 3556,2033 3829,3045 4103,3157 4376,3158 4650,5064 4924,5064 5198,5077 5471,5228 5745,5242 6018,5228 6292,5228 6565,5228 6839,5228 7112,5228 7386,5228 7659,5228">
          <text:p/>
        </draw:polyline>
        <draw:polyline draw:style-name="gr11" draw:text-style-name="P7" draw:layer="layout" svg:width="7.658cm" svg:height="0.936cm" svg:x="22.108cm" svg:y="6.077cm" svg:viewBox="0 0 7659 937" draw:points="0,869 274,214 547,198 821,232 1094,0 1368,399 1641,496 1915,496 2188,549 2462,480 2735,813 3009,827 3282,841 3556,868 3829,882 4103,882 4376,882 4650,868 4924,868 5198,868 5471,910 5745,924 6018,937 6292,937 6565,937 6839,937 7112,814 7386,868 7659,868">
          <text:p/>
        </draw:polyline>
        <draw:polyline draw:style-name="gr12" draw:text-style-name="P7" draw:layer="layout" svg:width="7.658cm" svg:height="0.252cm" svg:x="22.108cm" svg:y="6.706cm" svg:viewBox="0 0 7659 253" draw:points="0,0 274,156 547,73 821,59 1094,60 1368,44 1641,60 1915,74 2188,183 2462,183 2735,211 3009,211 3282,226 3556,225 3829,225 4103,225 4376,239 4650,239 4924,239 5198,239 5471,239 5745,253 6018,253 6292,253 6565,239 6839,239 7112,239 7386,239 7659,239">
          <text:p/>
        </draw:polyline>
        <draw:line draw:style-name="gr13" draw:text-style-name="P7" draw:layer="layout" svg:x1="21.725cm" svg:y1="7.013cm" svg:x2="21.725cm" svg:y2="1.004cm">
          <text:p/>
        </draw:line>
        <draw:line draw:style-name="gr13" draw:text-style-name="P7" draw:layer="layout" svg:x1="30.149cm" svg:y1="7.013cm" svg:x2="30.149cm" svg:y2="1.004cm">
          <text:p/>
        </draw:line>
        <draw:line draw:style-name="gr13" draw:text-style-name="P7" draw:layer="layout" svg:x1="21.725cm" svg:y1="7.013cm" svg:x2="30.149cm" svg:y2="7.013cm">
          <text:p/>
        </draw:line>
        <draw:line draw:style-name="gr13" draw:text-style-name="P7" draw:layer="layout" svg:x1="21.725cm" svg:y1="1.004cm" svg:x2="30.149cm" svg:y2="1.004cm">
          <text:p/>
        </draw:line>
        <draw:frame draw:style-name="gr8" draw:text-style-name="P9" draw:layer="layout" svg:width="0.709cm" svg:height="0.628cm" svg:x="20.773cm" svg:y="0.698cm">
          <draw:text-box>
            <text:p text:style-name="P8"><text:span text:style-name="T1">1.0</text:span></text:p>
          </draw:text-box>
        </draw:frame>
        <draw:polygon draw:style-name="gr1" draw:text-style-name="P1" draw:layer="layout" svg:width="8.424cm" svg:height="6.009cm" svg:x="31.561cm" svg:y="1.004cm" svg:viewBox="0 0 8425 6010" draw:points="0,6010 8425,6010 8425,0 0,0">
          <text:p/>
        </draw:polygon>
        <draw:polygon draw:style-name="gr2" draw:text-style-name="P2" draw:layer="layout" svg:width="7.658cm" svg:height="5.653cm" svg:x="31.944cm" svg:y="1.415cm" svg:viewBox="0 0 7659 5654" draw:points="0,2874 0,3727 274,2573 547,2209 821,1961 1094,1858 1368,1543 1641,1372 1915,1443 2188,1191 2462,1104 2736,1261 3009,1267 3283,1489 3556,1643 3830,1802 4103,1807 4377,2424 4650,4861 4924,4994 5197,4653 5471,5499 5744,5530 6018,5612 6291,5529 6565,5434 6838,5635 7112,5654 7385,5625 7659,5653 7659,5121 7385,5034 7112,5005 6838,4946 6565,4564 6291,4857 6018,4893 5744,4859 5471,4849 5197,3377 4924,3656 4650,3558 4377,1124 4103,460 3830,388 3556,201 3283,5 3009,33 2736,196 2462,7 2188,0 1915,214 1641,242 1368,272 1094,377 821,698 547,874 274,1248">
          <text:p/>
        </draw:polygon>
        <draw:polygon draw:style-name="gr3" draw:text-style-name="P3" draw:layer="layout" svg:width="7.658cm" svg:height="5.824cm" svg:x="31.944cm" svg:y="1.243cm" svg:viewBox="0 0 7659 5825" draw:points="0,3986 0,5316 274,3111 547,2743 821,1581 1094,1525 1368,1503 1641,1680 1915,1734 2188,1640 2462,1686 2736,1752 3009,1715 3283,2173 3556,2452 3830,2716 4103,2905 4377,4173 4650,5726 4924,5726 5197,5726 5471,5825 5744,5825 6018,5825 6291,5825 6565,5825 6838,5825 7112,5825 7385,5825 7659,5825 7659,5293 7385,5293 7112,5293 6838,5293 6565,5293 6291,5293 6018,5293 5744,5293 5471,5293 5197,5161 4924,5161 4650,5161 4377,2622 4103,1604 3830,1523 3556,901 3283,670 3009,161 2736,202 2462,229 2188,158 1915,258 1641,197 1368,180 1094,0 821,60 547,1219 274,1899">
          <text:p/>
        </draw:polygon>
        <draw:polygon draw:style-name="gr4" draw:text-style-name="P4" draw:layer="layout" svg:width="7.658cm" svg:height="1.416cm" svg:x="31.944cm" svg:y="5.651cm" svg:viewBox="0 0 7659 1417" draw:points="0,414 0,1272 274,1261 547,1239 821,1182 1094,1112 1368,1236 1641,1222 1915,1184 2188,1164 2462,1147 2736,1203 3009,1203 3283,1289 3556,1250 3830,1250 4103,1266 4377,1347 4650,1417 4924,1417 5197,1417 5471,1417 5744,1417 6018,1417 6291,1417 6565,1417 6838,1417 7112,1417 7385,1417 7659,1417 7659,885 7385,885 7112,885 6838,885 6565,885 6291,885 6018,885 5744,885 5471,885 5197,885 4924,885 4650,885 4377,607 4103,342 3830,435 3556,435 3283,281 3009,290 2736,290 2462,115 2188,98 1915,0 1641,155 1368,103 1094,226 821,427 547,138 274,463">
          <text:p/>
        </draw:polygon>
        <draw:polygon draw:style-name="gr5" draw:text-style-name="P5" draw:layer="layout" svg:width="7.658cm" svg:height="1.414cm" svg:x="31.944cm" svg:y="5.666cm" svg:viewBox="0 0 7659 1415" draw:points="0,136 0,1134 274,1048 547,1117 821,1096 1094,1114 1368,1077 1641,1154 1915,1128 2188,1134 2462,1205 2736,1176 3009,1222 3283,1237 3556,1235 3830,1235 4103,1257 4377,1332 4650,1402 4924,1402 5197,1402 5471,1402 5744,1402 6018,1402 6291,1402 6565,1415 6838,1402 7112,1402 7385,1402 7659,1402 7659,870 7385,870 7112,870 6838,870 6565,819 6291,870 6018,870 5744,870 5471,870 5197,870 4924,870 4650,870 4377,592 4103,399 3830,420 3556,420 3283,302 3009,279 2736,364 2462,104 2188,251 1915,65 1641,155 1368,0 1094,118 821,136 547,192 274,68">
          <text:p/>
        </draw:polygon>
        <draw:polygon draw:style-name="gr6" draw:text-style-name="P6" draw:layer="layout" svg:width="0cm" svg:height="0.123cm" svg:x="31.944cm" svg:y="7.013cm" svg:viewBox="0 0 0 124" draw:points="0,0 0,124">
          <text:p/>
        </draw:polygon>
        <draw:line draw:style-name="gr7" draw:text-style-name="P7" draw:layer="layout" svg:x1="31.944cm" svg:y1="7.013cm" svg:x2="31.944cm" svg:y2="7.137cm">
          <text:p/>
        </draw:line>
        <draw:frame draw:style-name="gr14" draw:text-style-name="P10" draw:layer="layout" svg:width="4.536cm" svg:height="0.86cm" svg:x="23.675cm" svg:y="0.102cm">
          <draw:text-box>
            <text:p text:style-name="P8"><text:span text:style-name="T2">city in country</text:span></text:p>
          </draw:text-box>
        </draw:frame>
        <draw:polygon draw:style-name="gr6" draw:text-style-name="P6" draw:layer="layout" svg:width="0cm" svg:height="0.123cm" svg:x="32.218cm" svg:y="7.013cm" svg:viewBox="0 0 0 124" draw:points="0,0 0,124">
          <text:p/>
        </draw:polygon>
        <draw:line draw:style-name="gr7" draw:text-style-name="P7" draw:layer="layout" svg:x1="32.218cm" svg:y1="7.013cm" svg:x2="32.218cm" svg:y2="7.137cm">
          <text:p/>
        </draw:line>
        <draw:polygon draw:style-name="gr6" draw:text-style-name="P6" draw:layer="layout" svg:width="0cm" svg:height="0.123cm" svg:x="32.491cm" svg:y="7.013cm" svg:viewBox="0 0 0 124" draw:points="0,0 0,124">
          <text:p/>
        </draw:polygon>
        <draw:line draw:style-name="gr7" draw:text-style-name="P7" draw:layer="layout" svg:x1="32.491cm" svg:y1="7.013cm" svg:x2="32.491cm" svg:y2="7.137cm">
          <text:p/>
        </draw:line>
        <draw:polygon draw:style-name="gr6" draw:text-style-name="P6" draw:layer="layout" svg:width="0cm" svg:height="0.123cm" svg:x="32.765cm" svg:y="7.013cm" svg:viewBox="0 0 0 124" draw:points="0,0 0,124">
          <text:p/>
        </draw:polygon>
        <draw:line draw:style-name="gr7" draw:text-style-name="P7" draw:layer="layout" svg:x1="32.765cm" svg:y1="7.013cm" svg:x2="32.765cm" svg:y2="7.137cm">
          <text:p/>
        </draw:line>
        <draw:polygon draw:style-name="gr6" draw:text-style-name="P6" draw:layer="layout" svg:width="0cm" svg:height="0.123cm" svg:x="33.038cm" svg:y="7.013cm" svg:viewBox="0 0 0 124" draw:points="0,0 0,124">
          <text:p/>
        </draw:polygon>
        <draw:line draw:style-name="gr7" draw:text-style-name="P7" draw:layer="layout" svg:x1="33.038cm" svg:y1="7.013cm" svg:x2="33.038cm" svg:y2="7.137cm">
          <text:p/>
        </draw:line>
        <draw:frame draw:style-name="gr8" draw:text-style-name="P9" draw:layer="layout" svg:width="0.971cm" svg:height="0.628cm" draw:transform="rotate (1.5707963267949) translate (31.577cm 8.233cm)">
          <draw:text-box>
            <text:p text:style-name="P8"><text:span text:style-name="T1">emb</text:span></text:p>
          </draw:text-box>
        </draw:frame>
        <draw:polygon draw:style-name="gr6" draw:text-style-name="P6" draw:layer="layout" svg:width="0cm" svg:height="0.123cm" svg:x="33.312cm" svg:y="7.013cm" svg:viewBox="0 0 0 124" draw:points="0,0 0,124">
          <text:p/>
        </draw:polygon>
        <draw:line draw:style-name="gr7" draw:text-style-name="P7" draw:layer="layout" svg:x1="33.312cm" svg:y1="7.013cm" svg:x2="33.312cm" svg:y2="7.137cm">
          <text:p/>
        </draw:line>
        <draw:polygon draw:style-name="gr6" draw:text-style-name="P6" draw:layer="layout" svg:width="0cm" svg:height="0.123cm" svg:x="33.585cm" svg:y="7.013cm" svg:viewBox="0 0 0 124" draw:points="0,0 0,124">
          <text:p/>
        </draw:polygon>
        <draw:line draw:style-name="gr7" draw:text-style-name="P7" draw:layer="layout" svg:x1="33.585cm" svg:y1="7.013cm" svg:x2="33.585cm" svg:y2="7.137cm">
          <text:p/>
        </draw:line>
        <draw:polygon draw:style-name="gr6" draw:text-style-name="P6" draw:layer="layout" svg:width="0cm" svg:height="0.123cm" svg:x="33.859cm" svg:y="7.013cm" svg:viewBox="0 0 0 124" draw:points="0,0 0,124">
          <text:p/>
        </draw:polygon>
        <draw:line draw:style-name="gr7" draw:text-style-name="P7" draw:layer="layout" svg:x1="33.859cm" svg:y1="7.013cm" svg:x2="33.859cm" svg:y2="7.137cm">
          <text:p/>
        </draw:line>
        <draw:frame draw:style-name="gr8" draw:text-style-name="P9" draw:layer="layout" svg:width="0.563cm" svg:height="0.628cm" draw:transform="rotate (1.5707963267949) translate (32.671cm 7.543cm)">
          <draw:text-box>
            <text:p text:style-name="P8"><text:span text:style-name="T1">3</text:span></text:p>
          </draw:text-box>
        </draw:frame>
        <draw:polygon draw:style-name="gr6" draw:text-style-name="P6" draw:layer="layout" svg:width="0cm" svg:height="0.123cm" svg:x="34.132cm" svg:y="7.013cm" svg:viewBox="0 0 0 124" draw:points="0,0 0,124">
          <text:p/>
        </draw:polygon>
        <draw:line draw:style-name="gr7" draw:text-style-name="P7" draw:layer="layout" svg:x1="34.132cm" svg:y1="7.013cm" svg:x2="34.132cm" svg:y2="7.137cm">
          <text:p/>
        </draw:line>
        <draw:polygon draw:style-name="gr6" draw:text-style-name="P6" draw:layer="layout" svg:width="0cm" svg:height="0.123cm" svg:x="34.406cm" svg:y="7.013cm" svg:viewBox="0 0 0 124" draw:points="0,0 0,124">
          <text:p/>
        </draw:polygon>
        <draw:line draw:style-name="gr7" draw:text-style-name="P7" draw:layer="layout" svg:x1="34.406cm" svg:y1="7.013cm" svg:x2="34.406cm" svg:y2="7.137cm">
          <text:p/>
        </draw:line>
        <draw:polygon draw:style-name="gr6" draw:text-style-name="P6" draw:layer="layout" svg:width="0cm" svg:height="0.123cm" svg:x="34.679cm" svg:y="7.013cm" svg:viewBox="0 0 0 124" draw:points="0,0 0,124">
          <text:p/>
        </draw:polygon>
        <draw:line draw:style-name="gr7" draw:text-style-name="P7" draw:layer="layout" svg:x1="34.679cm" svg:y1="7.013cm" svg:x2="34.679cm" svg:y2="7.137cm">
          <text:p/>
        </draw:line>
        <draw:frame draw:style-name="gr8" draw:text-style-name="P9" draw:layer="layout" svg:width="0.563cm" svg:height="0.628cm" draw:transform="rotate (1.5707963267949) translate (33.492cm 7.543cm)">
          <draw:text-box>
            <text:p text:style-name="P8"><text:span text:style-name="T1">6</text:span></text:p>
          </draw:text-box>
        </draw:frame>
        <draw:polygon draw:style-name="gr6" draw:text-style-name="P6" draw:layer="layout" svg:width="0cm" svg:height="0.123cm" svg:x="34.952cm" svg:y="7.013cm" svg:viewBox="0 0 0 124" draw:points="0,0 0,124">
          <text:p/>
        </draw:polygon>
        <draw:line draw:style-name="gr7" draw:text-style-name="P7" draw:layer="layout" svg:x1="34.952cm" svg:y1="7.013cm" svg:x2="34.952cm" svg:y2="7.137cm">
          <text:p/>
        </draw:line>
        <draw:polygon draw:style-name="gr6" draw:text-style-name="P6" draw:layer="layout" svg:width="0cm" svg:height="0.123cm" svg:x="35.226cm" svg:y="7.013cm" svg:viewBox="0 0 0 124" draw:points="0,0 0,124">
          <text:p/>
        </draw:polygon>
        <draw:line draw:style-name="gr7" draw:text-style-name="P7" draw:layer="layout" svg:x1="35.226cm" svg:y1="7.013cm" svg:x2="35.226cm" svg:y2="7.137cm">
          <text:p/>
        </draw:line>
        <draw:polygon draw:style-name="gr6" draw:text-style-name="P6" draw:layer="layout" svg:width="0cm" svg:height="0.123cm" svg:x="35.499cm" svg:y="7.013cm" svg:viewBox="0 0 0 124" draw:points="0,0 0,124">
          <text:p/>
        </draw:polygon>
        <draw:line draw:style-name="gr7" draw:text-style-name="P7" draw:layer="layout" svg:x1="35.499cm" svg:y1="7.013cm" svg:x2="35.499cm" svg:y2="7.137cm">
          <text:p/>
        </draw:line>
        <draw:frame draw:style-name="gr8" draw:text-style-name="P9" draw:layer="layout" svg:width="0.563cm" svg:height="0.628cm" draw:transform="rotate (1.5707963267949) translate (34.312cm 7.543cm)">
          <draw:text-box>
            <text:p text:style-name="P8"><text:span text:style-name="T1">9</text:span></text:p>
          </draw:text-box>
        </draw:frame>
        <draw:polygon draw:style-name="gr6" draw:text-style-name="P6" draw:layer="layout" svg:width="0cm" svg:height="0.123cm" svg:x="35.773cm" svg:y="7.013cm" svg:viewBox="0 0 0 124" draw:points="0,0 0,124">
          <text:p/>
        </draw:polygon>
        <draw:line draw:style-name="gr7" draw:text-style-name="P7" draw:layer="layout" svg:x1="35.773cm" svg:y1="7.013cm" svg:x2="35.773cm" svg:y2="7.137cm">
          <text:p/>
        </draw:line>
        <draw:polygon draw:style-name="gr6" draw:text-style-name="P6" draw:layer="layout" svg:width="0cm" svg:height="0.123cm" svg:x="36.046cm" svg:y="7.013cm" svg:viewBox="0 0 0 124" draw:points="0,0 0,124">
          <text:p/>
        </draw:polygon>
        <draw:line draw:style-name="gr7" draw:text-style-name="P7" draw:layer="layout" svg:x1="36.046cm" svg:y1="7.013cm" svg:x2="36.046cm" svg:y2="7.137cm">
          <text:p/>
        </draw:line>
        <draw:polygon draw:style-name="gr6" draw:text-style-name="P6" draw:layer="layout" svg:width="0cm" svg:height="0.123cm" svg:x="36.32cm" svg:y="7.013cm" svg:viewBox="0 0 0 124" draw:points="0,0 0,124">
          <text:p/>
        </draw:polygon>
        <draw:line draw:style-name="gr7" draw:text-style-name="P7" draw:layer="layout" svg:x1="36.32cm" svg:y1="7.013cm" svg:x2="36.32cm" svg:y2="7.137cm">
          <text:p/>
        </draw:line>
        <draw:frame draw:style-name="gr8" draw:text-style-name="P9" draw:layer="layout" svg:width="0.569cm" svg:height="0.628cm" draw:transform="rotate (1.5707963267949) translate (35.133cm 7.825cm)">
          <draw:text-box>
            <text:p text:style-name="P8"><text:span text:style-name="T1">12</text:span></text:p>
          </draw:text-box>
        </draw:frame>
        <draw:polygon draw:style-name="gr6" draw:text-style-name="P6" draw:layer="layout" svg:width="0cm" svg:height="0.123cm" svg:x="36.593cm" svg:y="7.013cm" svg:viewBox="0 0 0 124" draw:points="0,0 0,124">
          <text:p/>
        </draw:polygon>
        <draw:line draw:style-name="gr7" draw:text-style-name="P7" draw:layer="layout" svg:x1="36.593cm" svg:y1="7.013cm" svg:x2="36.593cm" svg:y2="7.137cm">
          <text:p/>
        </draw:line>
        <draw:polygon draw:style-name="gr6" draw:text-style-name="P6" draw:layer="layout" svg:width="0cm" svg:height="0.123cm" svg:x="36.867cm" svg:y="7.013cm" svg:viewBox="0 0 0 124" draw:points="0,0 0,124">
          <text:p/>
        </draw:polygon>
        <draw:line draw:style-name="gr7" draw:text-style-name="P7" draw:layer="layout" svg:x1="36.867cm" svg:y1="7.013cm" svg:x2="36.867cm" svg:y2="7.137cm">
          <text:p/>
        </draw:line>
        <draw:polygon draw:style-name="gr6" draw:text-style-name="P6" draw:layer="layout" svg:width="0cm" svg:height="0.123cm" svg:x="37.14cm" svg:y="7.013cm" svg:viewBox="0 0 0 124" draw:points="0,0 0,124">
          <text:p/>
        </draw:polygon>
        <draw:line draw:style-name="gr7" draw:text-style-name="P7" draw:layer="layout" svg:x1="37.14cm" svg:y1="7.013cm" svg:x2="37.14cm" svg:y2="7.137cm">
          <text:p/>
        </draw:line>
        <draw:frame draw:style-name="gr8" draw:text-style-name="P9" draw:layer="layout" svg:width="0.569cm" svg:height="0.628cm" draw:transform="rotate (1.5707963267949) translate (35.953cm 7.825cm)">
          <draw:text-box>
            <text:p text:style-name="P8"><text:span text:style-name="T1">15</text:span></text:p>
          </draw:text-box>
        </draw:frame>
        <draw:polygon draw:style-name="gr6" draw:text-style-name="P6" draw:layer="layout" svg:width="0cm" svg:height="0.123cm" svg:x="37.414cm" svg:y="7.013cm" svg:viewBox="0 0 0 124" draw:points="0,0 0,124">
          <text:p/>
        </draw:polygon>
        <draw:line draw:style-name="gr7" draw:text-style-name="P7" draw:layer="layout" svg:x1="37.414cm" svg:y1="7.013cm" svg:x2="37.414cm" svg:y2="7.137cm">
          <text:p/>
        </draw:line>
        <draw:polygon draw:style-name="gr6" draw:text-style-name="P6" draw:layer="layout" svg:width="0cm" svg:height="0.123cm" svg:x="37.687cm" svg:y="7.013cm" svg:viewBox="0 0 0 124" draw:points="0,0 0,124">
          <text:p/>
        </draw:polygon>
        <draw:line draw:style-name="gr7" draw:text-style-name="P7" draw:layer="layout" svg:x1="37.687cm" svg:y1="7.013cm" svg:x2="37.687cm" svg:y2="7.137cm">
          <text:p/>
        </draw:line>
        <draw:polygon draw:style-name="gr6" draw:text-style-name="P6" draw:layer="layout" svg:width="0cm" svg:height="0.123cm" svg:x="37.961cm" svg:y="7.013cm" svg:viewBox="0 0 0 124" draw:points="0,0 0,124">
          <text:p/>
        </draw:polygon>
        <draw:line draw:style-name="gr7" draw:text-style-name="P7" draw:layer="layout" svg:x1="37.961cm" svg:y1="7.013cm" svg:x2="37.961cm" svg:y2="7.137cm">
          <text:p/>
        </draw:line>
        <draw:frame draw:style-name="gr8" draw:text-style-name="P9" draw:layer="layout" svg:width="0.569cm" svg:height="0.628cm" draw:transform="rotate (1.5707963267949) translate (36.774cm 7.825cm)">
          <draw:text-box>
            <text:p text:style-name="P8"><text:span text:style-name="T1">18</text:span></text:p>
          </draw:text-box>
        </draw:frame>
        <draw:polygon draw:style-name="gr6" draw:text-style-name="P6" draw:layer="layout" svg:width="0cm" svg:height="0.123cm" svg:x="38.234cm" svg:y="7.013cm" svg:viewBox="0 0 0 124" draw:points="0,0 0,124">
          <text:p/>
        </draw:polygon>
        <draw:line draw:style-name="gr7" draw:text-style-name="P7" draw:layer="layout" svg:x1="38.234cm" svg:y1="7.013cm" svg:x2="38.234cm" svg:y2="7.137cm">
          <text:p/>
        </draw:line>
        <draw:polygon draw:style-name="gr6" draw:text-style-name="P6" draw:layer="layout" svg:width="0cm" svg:height="0.123cm" svg:x="38.508cm" svg:y="7.013cm" svg:viewBox="0 0 0 124" draw:points="0,0 0,124">
          <text:p/>
        </draw:polygon>
        <draw:line draw:style-name="gr7" draw:text-style-name="P7" draw:layer="layout" svg:x1="38.508cm" svg:y1="7.013cm" svg:x2="38.508cm" svg:y2="7.137cm">
          <text:p/>
        </draw:line>
        <draw:polygon draw:style-name="gr6" draw:text-style-name="P6" draw:layer="layout" svg:width="0cm" svg:height="0.123cm" svg:x="38.781cm" svg:y="7.013cm" svg:viewBox="0 0 0 124" draw:points="0,0 0,124">
          <text:p/>
        </draw:polygon>
        <draw:line draw:style-name="gr7" draw:text-style-name="P7" draw:layer="layout" svg:x1="38.781cm" svg:y1="7.013cm" svg:x2="38.781cm" svg:y2="7.137cm">
          <text:p/>
        </draw:line>
        <draw:frame draw:style-name="gr8" draw:text-style-name="P9" draw:layer="layout" svg:width="0.569cm" svg:height="0.628cm" draw:transform="rotate (1.5707963267949) translate (37.594cm 7.825cm)">
          <draw:text-box>
            <text:p text:style-name="P8"><text:span text:style-name="T1">21</text:span></text:p>
          </draw:text-box>
        </draw:frame>
        <draw:polygon draw:style-name="gr6" draw:text-style-name="P6" draw:layer="layout" svg:width="0cm" svg:height="0.123cm" svg:x="39.055cm" svg:y="7.013cm" svg:viewBox="0 0 0 124" draw:points="0,0 0,124">
          <text:p/>
        </draw:polygon>
        <draw:line draw:style-name="gr7" draw:text-style-name="P7" draw:layer="layout" svg:x1="39.055cm" svg:y1="7.013cm" svg:x2="39.055cm" svg:y2="7.137cm">
          <text:p/>
        </draw:line>
        <draw:polygon draw:style-name="gr6" draw:text-style-name="P6" draw:layer="layout" svg:width="0cm" svg:height="0.123cm" svg:x="39.328cm" svg:y="7.013cm" svg:viewBox="0 0 0 124" draw:points="0,0 0,124">
          <text:p/>
        </draw:polygon>
        <draw:line draw:style-name="gr7" draw:text-style-name="P7" draw:layer="layout" svg:x1="39.328cm" svg:y1="7.013cm" svg:x2="39.328cm" svg:y2="7.137cm">
          <text:p/>
        </draw:line>
        <draw:polygon draw:style-name="gr6" draw:text-style-name="P6" draw:layer="layout" svg:width="0cm" svg:height="0.123cm" svg:x="39.602cm" svg:y="7.013cm" svg:viewBox="0 0 0 124" draw:points="0,0 0,124">
          <text:p/>
        </draw:polygon>
        <draw:line draw:style-name="gr7" draw:text-style-name="P7" draw:layer="layout" svg:x1="39.602cm" svg:y1="7.013cm" svg:x2="39.602cm" svg:y2="7.137cm">
          <text:p/>
        </draw:line>
        <draw:frame draw:style-name="gr8" draw:text-style-name="P9" draw:layer="layout" svg:width="0.569cm" svg:height="0.628cm" draw:transform="rotate (1.5707963267949) translate (38.415cm 7.825cm)">
          <draw:text-box>
            <text:p text:style-name="P8"><text:span text:style-name="T1">24</text:span></text:p>
          </draw:text-box>
        </draw:frame>
        <draw:polygon draw:style-name="gr6" draw:text-style-name="P6" draw:layer="layout" svg:width="0.122cm" svg:height="0cm" svg:x="31.438cm" svg:y="7.013cm" svg:viewBox="0 0 123 0" draw:points="123,0 0,0">
          <text:p/>
        </draw:polygon>
        <draw:line draw:style-name="gr7" draw:text-style-name="P7" draw:layer="layout" svg:x1="31.561cm" svg:y1="7.013cm" svg:x2="31.438cm" svg:y2="7.013cm">
          <text:p/>
        </draw:line>
        <draw:frame draw:style-name="gr8" draw:text-style-name="P9" draw:layer="layout" svg:width="0.569cm" svg:height="0.628cm" draw:transform="rotate (1.5707963267949) translate (39.235cm 7.825cm)">
          <draw:text-box>
            <text:p text:style-name="P8"><text:span text:style-name="T1">27</text:span></text:p>
          </draw:text-box>
        </draw:frame>
        <draw:polygon draw:style-name="gr6" draw:text-style-name="P6" draw:layer="layout" svg:width="0.122cm" svg:height="0cm" svg:x="31.438cm" svg:y="5.811cm" svg:viewBox="0 0 123 0" draw:points="123,0 0,0">
          <text:p/>
        </draw:polygon>
        <draw:line draw:style-name="gr7" draw:text-style-name="P7" draw:layer="layout" svg:x1="31.561cm" svg:y1="5.811cm" svg:x2="31.438cm" svg:y2="5.811cm">
          <text:p/>
        </draw:line>
        <draw:frame draw:style-name="gr8" draw:text-style-name="P9" draw:layer="layout" svg:width="0.709cm" svg:height="0.628cm" svg:x="30.609cm" svg:y="6.707cm">
          <draw:text-box>
            <text:p text:style-name="P8"><text:span text:style-name="T1">0.0</text:span></text:p>
          </draw:text-box>
        </draw:frame>
        <draw:polygon draw:style-name="gr6" draw:text-style-name="P6" draw:layer="layout" svg:width="0.122cm" svg:height="0cm" svg:x="31.438cm" svg:y="4.61cm" svg:viewBox="0 0 123 0" draw:points="123,0 0,0">
          <text:p/>
        </draw:polygon>
        <draw:line draw:style-name="gr7" draw:text-style-name="P7" draw:layer="layout" svg:x1="31.561cm" svg:y1="4.61cm" svg:x2="31.438cm" svg:y2="4.61cm">
          <text:p/>
        </draw:line>
        <draw:frame draw:style-name="gr8" draw:text-style-name="P9" draw:layer="layout" svg:width="0.709cm" svg:height="0.628cm" svg:x="30.609cm" svg:y="5.505cm">
          <draw:text-box>
            <text:p text:style-name="P8"><text:span text:style-name="T1">0.2</text:span></text:p>
          </draw:text-box>
        </draw:frame>
        <draw:polygon draw:style-name="gr6" draw:text-style-name="P6" draw:layer="layout" svg:width="0.122cm" svg:height="0cm" svg:x="31.438cm" svg:y="3.408cm" svg:viewBox="0 0 123 0" draw:points="123,0 0,0">
          <text:p/>
        </draw:polygon>
        <draw:line draw:style-name="gr7" draw:text-style-name="P7" draw:layer="layout" svg:x1="31.561cm" svg:y1="3.408cm" svg:x2="31.438cm" svg:y2="3.408cm">
          <text:p/>
        </draw:line>
        <draw:frame draw:style-name="gr8" draw:text-style-name="P9" draw:layer="layout" svg:width="0.709cm" svg:height="0.628cm" svg:x="30.609cm" svg:y="4.303cm">
          <draw:text-box>
            <text:p text:style-name="P8"><text:span text:style-name="T1">0.4</text:span></text:p>
          </draw:text-box>
        </draw:frame>
        <draw:polygon draw:style-name="gr6" draw:text-style-name="P6" draw:layer="layout" svg:width="0.122cm" svg:height="0cm" svg:x="31.438cm" svg:y="2.206cm" svg:viewBox="0 0 123 0" draw:points="123,0 0,0">
          <text:p/>
        </draw:polygon>
        <draw:line draw:style-name="gr7" draw:text-style-name="P7" draw:layer="layout" svg:x1="31.561cm" svg:y1="2.206cm" svg:x2="31.438cm" svg:y2="2.206cm">
          <text:p/>
        </draw:line>
        <draw:frame draw:style-name="gr8" draw:text-style-name="P9" draw:layer="layout" svg:width="0.709cm" svg:height="0.628cm" svg:x="30.609cm" svg:y="3.101cm">
          <draw:text-box>
            <text:p text:style-name="P8"><text:span text:style-name="T1">0.6</text:span></text:p>
          </draw:text-box>
        </draw:frame>
        <draw:polygon draw:style-name="gr6" draw:text-style-name="P6" draw:layer="layout" svg:width="0.122cm" svg:height="0cm" svg:x="31.438cm" svg:y="1.004cm" svg:viewBox="0 0 123 0" draw:points="123,0 0,0">
          <text:p/>
        </draw:polygon>
        <draw:line draw:style-name="gr7" draw:text-style-name="P7" draw:layer="layout" svg:x1="31.561cm" svg:y1="1.004cm" svg:x2="31.438cm" svg:y2="1.004cm">
          <text:p/>
        </draw:line>
        <draw:frame draw:style-name="gr8" draw:text-style-name="P9" draw:layer="layout" svg:width="0.709cm" svg:height="0.628cm" svg:x="30.609cm" svg:y="1.9cm">
          <draw:text-box>
            <text:p text:style-name="P8"><text:span text:style-name="T1">0.8</text:span></text:p>
          </draw:text-box>
        </draw:frame>
        <draw:polyline draw:style-name="gr9" draw:text-style-name="P7" draw:layer="layout" svg:width="7.658cm" svg:height="4.831cm" svg:x="31.944cm" svg:y="1.97cm" svg:viewBox="0 0 7659 4832" draw:points="0,2746 274,1356 547,987 821,775 1094,563 1368,352 1641,252 1915,273 2188,41 2462,0 2736,174 3009,95 3283,191 3556,366 3830,541 4103,579 4377,1220 4650,3654 4924,3770 5197,3460 5471,4619 5744,4640 6018,4697 6291,4638 6565,4444 6838,4736 7112,4774 7385,4774 7659,4832">
          <text:p/>
        </draw:polyline>
        <draw:polyline draw:style-name="gr10" draw:text-style-name="P7" draw:layer="layout" svg:width="7.658cm" svg:height="4.795cm" svg:x="31.944cm" svg:y="2.006cm" svg:viewBox="0 0 7659 4796" draw:points="0,3888 274,1742 547,1219 821,58 1094,0 1368,78 1641,175 1915,232 2188,136 2462,194 2736,213 3009,175 3283,659 3556,914 3830,1357 4103,1492 4377,2634 4650,4681 4924,4681 5197,4681 5471,4796 5744,4796 6018,4796 6291,4796 6565,4796 6838,4796 7112,4796 7385,4796 7659,4796">
          <text:p/>
        </draw:polyline>
        <draw:polyline draw:style-name="gr11" draw:text-style-name="P7" draw:layer="layout" svg:width="7.658cm" svg:height="0.558cm" svg:x="31.944cm" svg:y="6.243cm" svg:viewBox="0 0 7659 559" draw:points="0,251 274,270 547,96 821,213 1094,77 1368,77 1641,96 1915,0 2188,38 2462,38 2736,154 3009,154 3283,193 3556,251 3830,251 4103,213 4377,386 4650,559 4924,559 5197,559 5471,559 5744,559 6018,559 6291,559 6565,559 6838,559 7112,559 7385,559 7659,559">
          <text:p/>
        </draw:polyline>
        <draw:polyline draw:style-name="gr12" draw:text-style-name="P7" draw:layer="layout" svg:width="7.658cm" svg:height="0.597cm" svg:x="31.944cm" svg:y="6.204cm" svg:viewBox="0 0 7659 598" draw:points="0,98 274,19 547,117 821,78 1094,78 1368,0 1641,117 1915,58 2188,155 2462,117 2736,232 3009,213 3283,232 3556,290 3830,290 4103,290 4377,425 4650,598 4924,598 5197,598 5471,598 5744,598 6018,598 6291,598 6565,579 6838,598 7112,598 7385,598 7659,598">
          <text:p/>
        </draw:polyline>
        <draw:line draw:style-name="gr13" draw:text-style-name="P7" draw:layer="layout" svg:x1="31.561cm" svg:y1="7.013cm" svg:x2="31.561cm" svg:y2="1.004cm">
          <text:p/>
        </draw:line>
        <draw:line draw:style-name="gr13" draw:text-style-name="P7" draw:layer="layout" svg:x1="39.985cm" svg:y1="7.013cm" svg:x2="39.985cm" svg:y2="1.004cm">
          <text:p/>
        </draw:line>
        <draw:line draw:style-name="gr13" draw:text-style-name="P7" draw:layer="layout" svg:x1="31.561cm" svg:y1="7.013cm" svg:x2="39.985cm" svg:y2="7.013cm">
          <text:p/>
        </draw:line>
        <draw:line draw:style-name="gr13" draw:text-style-name="P7" draw:layer="layout" svg:x1="31.561cm" svg:y1="1.004cm" svg:x2="39.985cm" svg:y2="1.004cm">
          <text:p/>
        </draw:line>
        <draw:frame draw:style-name="gr8" draw:text-style-name="P9" draw:layer="layout" svg:width="0.709cm" svg:height="0.628cm" svg:x="30.609cm" svg:y="0.698cm">
          <draw:text-box>
            <text:p text:style-name="P8"><text:span text:style-name="T1">1.0</text:span></text:p>
          </draw:text-box>
        </draw:frame>
        <draw:frame draw:style-name="gr14" draw:text-style-name="P10" draw:layer="layout" svg:width="8.198cm" svg:height="0.86cm" svg:x="31.678cm" svg:y="0.102cm">
          <draw:text-box>
            <text:p text:style-name="P8"><text:span text:style-name="T2">person lead singer of band</text:span></text:p>
          </draw:text-box>
        </draw:frame>
        <draw:polyline draw:style-name="gr9" draw:text-style-name="P7" draw:layer="layout" svg:width="1.41cm" svg:height="0cm" svg:x="5.55cm" svg:y="8.829cm" svg:viewBox="0 0 1411 0" draw:points="0,0 706,0 1411,0">
          <text:p/>
        </draw:polyline>
        <draw:polyline draw:style-name="gr15" draw:text-style-name="P7" draw:layer="layout" svg:width="1.41cm" svg:height="0cm" svg:x="13.713cm" svg:y="8.829cm" svg:viewBox="0 0 1411 0" draw:points="0,0 705,0 1411,0">
          <text:p/>
        </draw:polyline>
        <draw:frame draw:style-name="gr16" draw:text-style-name="P11" draw:layer="layout" svg:width="2.131cm" svg:height="0.784cm" svg:x="7.526cm" svg:y="8.447cm">
          <draw:text-box>
            <text:p text:style-name="P8"><text:span text:style-name="T3">Adding</text:span></text:p>
          </draw:text-box>
        </draw:frame>
        <draw:path draw:style-name="gr6" draw:text-style-name="P6" draw:layer="layout" svg:width="0.091cm" svg:height="0.201cm" svg:x="20.478cm" svg:y="8.598cm" svg:viewBox="0 0 92 202" svg:d="M0 202l10-102c3-29 6-49 9-59 5-14 10-24 19-30 8-8 17-11 27-11 7 0 14 3 20 8 5 4 7 10 7 17 0 6-1 12-3 18-3 9-12 28-26 57l-48 102z">
          <text:p/>
        </draw:path>
        <draw:polyline draw:style-name="gr17" draw:text-style-name="P7" draw:layer="layout" svg:width="1.41cm" svg:height="0cm" svg:x="21.696cm" svg:y="8.829cm" svg:viewBox="0 0 1411 0" draw:points="0,0 706,0 1411,0">
          <text:p/>
        </draw:polyline>
        <draw:frame draw:style-name="gr16" draw:text-style-name="P11" draw:layer="layout" svg:width="4.756cm" svg:height="0.784cm" svg:x="15.689cm" svg:y="8.447cm">
          <draw:text-box>
            <text:p text:style-name="P8"><text:span text:style-name="T3">Replacing with </text:span><text:span text:style-name="T4">s</text:span></text:p>
          </draw:text-box>
        </draw:frame>
        <draw:polyline draw:style-name="gr18" draw:text-style-name="P7" draw:layer="layout" svg:width="1.41cm" svg:height="0cm" svg:x="29.864cm" svg:y="8.829cm" svg:viewBox="0 0 1411 0" draw:points="0,0 706,0 1411,0">
          <text:p/>
        </draw:polyline>
        <draw:frame draw:style-name="gr16" draw:text-style-name="P11" draw:layer="layout" svg:width="4.303cm" svg:height="0.784cm" svg:x="23.672cm" svg:y="8.447cm">
          <draw:text-box>
            <text:p text:style-name="P8"><text:span text:style-name="T3">Replacing with</text:span></text:p>
          </draw:text-box>
        </draw:frame>
        <draw:path draw:style-name="gr6" draw:text-style-name="P6" draw:layer="layout" svg:width="0.092cm" svg:height="0.201cm" svg:x="36.707cm" svg:y="8.598cm" svg:viewBox="0 0 93 202" svg:d="M0 202l11-102c3-29 6-49 9-59 5-14 11-24 20-30 7-8 17-11 26-11 8 0 15 3 19 8 5 4 8 10 8 17 0 6-1 12-3 18-3 9-12 28-26 57l-49 102z">
          <text:p/>
        </draw:path>
        <draw:frame draw:style-name="gr16" draw:text-style-name="P11" draw:layer="layout" svg:width="4.837cm" svg:height="0.784cm" svg:x="31.84cm" svg:y="8.447cm">
          <draw:text-box>
            <text:p text:style-name="P8"><text:span text:style-name="T3">Replacing with </text:span><text:span text:style-name="T4">o</text:span></text:p>
          </draw:text-box>
        </draw:frame>
        <draw:frame draw:style-name="gr19" draw:text-style-name="P13" draw:layer="layout" svg:width="0.395cm" svg:height="0.708cm" svg:x="28.174cm" svg:y="8.554cm">
          <draw:text-box>
            <text:p text:style-name="P12"><text:span text:style-name="T5">e</text:span></text:p>
          </draw:text-box>
        </draw:frame>
        <draw:frame draw:style-name="gr20" draw:text-style-name="P15" draw:layer="layout" svg:width="0.534cm" svg:height="0.424cm" svg:x="28.51cm" svg:y="8.856cm">
          <draw:text-box>
            <text:p text:style-name="P14"><text:span text:style-name="T6">o</text:span></text:p>
          </draw:text-box>
        </draw:frame>
        <draw:frame draw:style-name="gr21" draw:text-style-name="P17" draw:layer="layout" svg:width="0.193cm" svg:height="0.424cm" svg:x="28.703cm" svg:y="8.838cm">
          <draw:text-box>
            <text:p text:style-name="P16"><text:span text:style-name="T7">'</text:span></text:p>
          </draw:text-box>
        </draw:frame>
        <draw:frame draw:style-name="gr22" draw:text-style-name="P19" draw:layer="layout" svg:width="0.736cm" svg:height="0.738cm" svg:x="9.87cm" svg:y="8.569cm">
          <draw:text-box>
            <text:p text:style-name="P18"><text:span text:style-name="T8">W</text:span></text:p>
          </draw:text-box>
        </draw:frame>
        <draw:frame draw:style-name="gr23" draw:text-style-name="P20" draw:layer="layout" svg:width="0.44cm" svg:height="0.44cm" svg:x="10.551cm" svg:y="8.399cm">
          <draw:text-box>
            <text:p text:style-name="P8"><text:span text:style-name="T9">†</text:span></text:p>
          </draw:text-box>
        </draw:frame>
        <draw:frame draw:style-name="gr22" draw:text-style-name="P21" draw:layer="layout" svg:width="0.736cm" svg:height="0.736cm" svg:x="10.879cm" svg:y="8.561cm">
          <draw:text-box>
            <text:p text:style-name="P8"><text:span text:style-name="T10">(</text:span></text:p>
          </draw:text-box>
        </draw:frame>
        <draw:frame draw:style-name="gr22" draw:text-style-name="P23" draw:layer="layout" svg:width="0.736cm" svg:height="0.738cm" svg:x="11.175cm" svg:y="8.569cm">
          <draw:text-box>
            <text:p text:style-name="P22"><text:span text:style-name="T11">o</text:span></text:p>
          </draw:text-box>
        </draw:frame>
        <draw:frame draw:style-name="gr23" draw:text-style-name="P25" draw:layer="layout" svg:width="0.44cm" svg:height="0.636cm" svg:x="11.459cm" svg:y="8.504cm">
          <draw:text-box>
            <text:p text:style-name="P24"><text:span text:style-name="T12">'</text:span></text:p>
          </draw:text-box>
        </draw:frame>
        <draw:frame draw:style-name="gr22" draw:text-style-name="P21" draw:layer="layout" svg:width="0.736cm" svg:height="0.736cm" svg:x="11.7cm" svg:y="8.561cm">
          <draw:text-box>
            <text:p text:style-name="P8"><text:span text:style-name="T10">−</text:span></text:p>
          </draw:text-box>
        </draw:frame>
        <draw:frame draw:style-name="gr22" draw:text-style-name="P23" draw:layer="layout" svg:width="0.736cm" svg:height="0.738cm" svg:x="12.314cm" svg:y="8.569cm">
          <draw:text-box>
            <text:p text:style-name="P22"><text:span text:style-name="T11">o</text:span></text:p>
          </draw:text-box>
        </draw:frame>
        <draw:frame draw:style-name="gr22" draw:text-style-name="P21" draw:layer="layout" svg:width="0.736cm" svg:height="0.736cm" svg:x="12.727cm" svg:y="8.561cm">
          <draw:text-box>
            <text:p text:style-name="P8"><text:span text:style-name="T10">)</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imbusRoman" svg:font-family="NimbusRoman"/>
    <style:font-face style:name="OpenSymbol" svg:font-family="OpenSymbol"/>
    <style:font-face style:name="TimesNewRoman1" svg:font-family="TimesNewRoman"/>
    <style:font-face style:name="DejaVu Sans1" svg:font-family="'DejaVu Sans'" style:font-pitch="variable"/>
    <style:font-face style:name="Liberation Serif"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32" draw:style="rect" draw:dots1="1" draw:dots1-length="0.13cm" draw:distance="0.056cm"/>
    <draw:stroke-dash draw:name="stroke-dash34" draw:style="rect" draw:dots1="1" draw:dots1-length="0.13cm" draw:distance="0.05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0.234cm" fo:page-height="13.56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03T17:23:58.460860350</dc:date>
    <meta:editing-duration>PT10M49S</meta:editing-duration>
    <meta:editing-cycles>1</meta:editing-cycles>
    <meta:document-statistic meta:object-count="422"/>
    <meta:generator>LibreOffice/6.4.7.2$Linux_X86_64 LibreOffice_project/40$Build-2</meta:generator>
  </office:meta>
</office:document-meta>
</file>